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83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3.26cm"/>
    </style:style>
    <style:style style:name="co7" style:family="table-column">
      <style:table-column-properties fo:break-before="auto" style:column-width="3.452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4.053cm"/>
    </style:style>
    <style:style style:name="co11" style:family="table-column">
      <style:table-column-properties fo:break-before="auto" style:column-width="4.135cm"/>
    </style:style>
    <style:style style:name="co12" style:family="table-column">
      <style:table-column-properties fo:break-before="auto" style:column-width="4.217cm"/>
    </style:style>
    <style:style style:name="co13" style:family="table-column">
      <style:table-column-properties fo:break-before="auto" style:column-width="4.43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4.591cm"/>
    </style:style>
    <style:style style:name="co18" style:family="table-column">
      <style:table-column-properties fo:break-before="auto" style:column-width="3.526cm"/>
    </style:style>
    <style:style style:name="co19" style:family="table-column">
      <style:table-column-properties fo:break-before="auto" style:column-width="2.815cm"/>
    </style:style>
    <style:style style:name="co20" style:family="table-column">
      <style:table-column-properties fo:break-before="auto" style:column-width="1.092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928cm"/>
    </style:style>
    <style:style style:name="co23" style:family="table-column">
      <style:table-column-properties fo:break-before="auto" style:column-width="17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8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fo:background-color="#c0c0c0" fo:border-left="0.002cm solid #000000" fo:border-right="none" fo:border-top="0.002cm solid #000000"/>
    </style:style>
    <style:style style:name="ce10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c0c0c0" fo:border-left="none" fo:border-right="none" fo:border-top="0.002cm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">
      <style:text-properties style:font-name="Liberation Sans" style:font-name-asian="DejaVu Sans" style:font-name-complex="Lohit Hindi"/>
    </style:style>
    <style:style style:name="ce15" style:family="table-cell" style:parent-style-name="Default" style:data-style-name="N1">
      <style:table-cell-properties fo:background-color="#c0c0c0"/>
      <style:text-properties style:font-name="Liberation Sans" style:font-name-asian="DejaVu Sans" style:font-name-complex="Lohit Hindi"/>
    </style:style>
    <style:style style:name="ce16" style:family="table-cell" style:parent-style-name="Default" style:data-style-name="N1">
      <style:table-cell-properties fo:border-bottom="0.002cm solid #000000" fo:border-left="none" fo:border-right="none" fo:border-top="none"/>
      <style:text-properties style:font-name="Liberation Sans" style:font-name-asian="DejaVu Sans" style:font-name-complex="Lohit Hindi"/>
    </style:style>
    <style:style style:name="ce17" style:family="table-cell" style:parent-style-name="Default" style:data-style-name="N1">
      <style:table-cell-properties fo:border-bottom="none" fo:background-color="#c0c0c0" fo:border-left="none" fo:border-right="none" fo:border-top="0.002cm solid #000000"/>
      <style:text-properties style:font-name="Liberation Sans" style:font-name-asian="DejaVu Sans" style:font-name-complex="Lohit Hindi"/>
    </style:style>
    <style:style style:name="ce18" style:family="table-cell" style:parent-style-name="Default">
      <style:text-properties style:font-name="Liberation Sans" style:font-name-asian="DejaVu Sans" style:font-name-complex="Lohit Hindi"/>
    </style:style>
    <style:style style:name="ce19" style:family="table-cell" style:parent-style-name="Default">
      <style:table-cell-properties fo:background-color="#c0c0c0"/>
      <style:text-properties style:font-name="Liberation Sans" style:font-name-asian="DejaVu Sans" style:font-name-complex="Lohit Hindi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style:font-name="Liberation Sans" style:font-name-asian="DejaVu Sans" style:font-name-complex="Lohit Hindi"/>
    </style:style>
    <style:style style:name="ce21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Liberation Sans" style:font-name-asian="DejaVu Sans" style:font-name-complex="Lohit Hindi"/>
    </style:style>
    <style:style style:name="ce22" style:family="table-cell" style:parent-style-name="Default" style:data-style-name="N10">
      <style:table-cell-properties fo:border-bottom="none" fo:background-color="#e6e6e6" fo:border-left="none" fo:border-right="none" fo:border-top="0.002cm solid #000000"/>
    </style:style>
    <style:style style:name="ce23" style:family="table-cell" style:parent-style-name="Default" style:data-style-name="N10"/>
    <style:style style:name="ce24" style:family="table-cell" style:parent-style-name="Default" style:data-style-name="N10">
      <style:table-cell-properties fo:background-color="#c0c0c0"/>
    </style:style>
    <style:style style:name="ce25" style:family="table-cell" style:parent-style-name="Default" style:data-style-name="N10">
      <style:table-cell-properties fo:border-bottom="0.002cm solid #000000" fo:border-left="none" fo:border-right="none" fo:border-top="none"/>
    </style:style>
    <style:style style:name="ce26" style:family="table-cell" style:parent-style-name="Default" style:data-style-name="N10">
      <style:table-cell-properties fo:border-bottom="none" fo:background-color="#c0c0c0" fo:border-left="none" fo:border-right="none" fo:border-top="0.002cm solid #000000"/>
    </style:style>
    <style:style style:name="ce27" style:family="table-cell" style:parent-style-name="Default" style:data-style-name="N10">
      <style:table-cell-properties fo:border-bottom="none" fo:background-color="#e6e6e6" fo:border-left="none" fo:border-right="0.002cm solid #000000" fo:border-top="0.002cm solid #000000"/>
    </style:style>
    <style:style style:name="ce28" style:family="table-cell" style:parent-style-name="Default" style:data-style-name="N10">
      <style:table-cell-properties fo:border-bottom="none" fo:border-left="none" fo:border-right="0.002cm solid #000000" fo:border-top="none"/>
    </style:style>
    <style:style style:name="ce29" style:family="table-cell" style:parent-style-name="Default" style:data-style-name="N10">
      <style:table-cell-properties fo:border-bottom="none" fo:background-color="#c0c0c0" fo:border-left="none" fo:border-right="0.002cm solid #000000" fo:border-top="none"/>
    </style:style>
    <style:style style:name="ce30" style:family="table-cell" style:parent-style-name="Default" style:data-style-name="N10">
      <style:table-cell-properties fo:border-bottom="0.002cm solid #000000" fo:border-left="none" fo:border-right="0.002cm solid #000000" fo:border-top="none"/>
    </style:style>
    <style:style style:name="ce31" style:family="table-cell" style:parent-style-name="Default" style:data-style-name="N10">
      <style:table-cell-properties fo:border-bottom="none" fo:background-color="#c0c0c0" fo:border-left="none" fo:border-right="0.002cm solid #000000" fo:border-top="0.002cm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T1_2014DEZ0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9610">
            <text:p>9610</text:p>
          </table:table-cell>
          <table:table-cell table:number-columns-repeated="2" office:value-type="float" office:value="0">
            <text:p>0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3714">
            <text:p>3714</text:p>
          </table:table-cell>
          <table:table-cell office:value-type="float" office:value="0">
            <text:p>0</text:p>
          </table:table-cell>
          <table:table-cell office:value-type="float" office:value="19214">
            <text:p>19214</text:p>
          </table:table-cell>
          <table:table-cell office:value-type="float" office:value="7256">
            <text:p>7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6250">
            <text:p>6250</text:p>
          </table:table-cell>
          <table:table-cell table:number-columns-repeated="2" office:value-type="float" office:value="0">
            <text:p>0</text:p>
          </table:table-cell>
          <table:table-cell office:value-type="float" office:value="1123">
            <text:p>1123</text:p>
          </table:table-cell>
          <table:table-cell table:number-columns-repeated="2" office:value-type="float" office:value="0">
            <text:p>0</text:p>
          </table:table-cell>
          <table:table-cell office:value-type="float" office:value="1452">
            <text:p>145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303">
            <text:p>303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6800">
            <text:p>6800</text:p>
          </table:table-cell>
          <table:table-cell table:number-columns-repeated="2"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324">
            <text:p>1324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36746">
            <text:p>36746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office:value-type="float" office:value="31721">
            <text:p>31721</text:p>
          </table:table-cell>
          <table:table-cell office:value-type="float" office:value="0">
            <text:p>0</text:p>
          </table:table-cell>
          <table:table-cell office:value-type="float" office:value="33227">
            <text:p>3322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8">
            <text:p>24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48627">
            <text:p>48627</text:p>
          </table:table-cell>
          <table:table-cell office:value-type="float" office:value="502">
            <text:p>502</text:p>
          </table:table-cell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  <table:table-cell office:value-type="float" office:value="29854">
            <text:p>29854</text:p>
          </table:table-cell>
          <table:table-cell office:value-type="float" office:value="169">
            <text:p>169</text:p>
          </table:table-cell>
          <table:table-cell office:value-type="float" office:value="31286">
            <text:p>31286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3763">
            <text:p>13763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0244">
            <text:p>1024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9961">
            <text:p>9961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35275">
            <text:p>35275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1034">
            <text:p>1034</text:p>
          </table:table-cell>
          <table:table-cell office:value-type="float" office:value="30104">
            <text:p>30104</text:p>
          </table:table-cell>
          <table:table-cell office:value-type="float" office:value="0">
            <text:p>0</text:p>
          </table:table-cell>
          <table:table-cell office:value-type="float" office:value="31777">
            <text:p>3177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7">
            <text:p>24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36181">
            <text:p>36181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30814">
            <text:p>30814</text:p>
          </table:table-cell>
          <table:table-cell office:value-type="float" office:value="86">
            <text:p>86</text:p>
          </table:table-cell>
          <table:table-cell office:value-type="float" office:value="32383">
            <text:p>32383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43">
            <text:p>54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7196">
            <text:p>7196</text:p>
          </table:table-cell>
          <table:table-cell table:number-columns-repeated="2" office:value-type="float" office:value="0">
            <text:p>0</text:p>
          </table:table-cell>
          <table:table-cell office:value-type="float" office:value="1193">
            <text:p>1193</text:p>
          </table:table-cell>
          <table:table-cell table:number-columns-repeated="2" office:value-type="float" office:value="0">
            <text:p>0</text:p>
          </table:table-cell>
          <table:table-cell office:value-type="float" office:value="2289">
            <text:p>22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4196">
            <text:p>24196</text:p>
          </table:table-cell>
          <table:table-cell table:number-columns-repeated="2"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1592">
            <text:p>1592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7923">
            <text:p>17923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2624">
            <text:p>1262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2337">
            <text:p>12337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8929">
            <text:p>8929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1259">
            <text:p>1259</text:p>
          </table:table-cell>
          <table:table-cell office:value-type="float" office:value="2913">
            <text:p>2913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68">
            <text:p>26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9447">
            <text:p>9447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float" office:value="2707">
            <text:p>2707</text:p>
          </table:table-cell>
          <table:table-cell office:value-type="float" office:value="113">
            <text:p>113</text:p>
          </table:table-cell>
          <table:table-cell office:value-type="float" office:value="4408">
            <text:p>4408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729">
            <text:p>729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6414">
            <text:p>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324">
            <text:p>1324</text:p>
          </table:table-cell>
          <table:table-cell table:number-columns-repeated="2" office:value-type="float" office:value="0">
            <text:p>0</text:p>
          </table:table-cell>
          <table:table-cell office:value-type="float" office:value="1650">
            <text:p>165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301">
            <text:p>30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6915">
            <text:p>6915</text:p>
          </table:table-cell>
          <table:table-cell table:number-columns-repeated="2"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716">
            <text:p>1716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468">
            <text:p>46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6411">
            <text:p>6411</text:p>
          </table:table-cell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table:number-columns-repeated="2" office:value-type="float" office:value="0">
            <text:p>0</text:p>
          </table:table-cell>
          <table:table-cell office:value-type="float" office:value="1639">
            <text:p>163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312">
            <text:p>31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6874">
            <text:p>6874</text:p>
          </table:table-cell>
          <table:table-cell table:number-columns-repeated="2"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604">
            <text:p>1604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03">
            <text:p>503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72">
            <text:p>172</text:p>
          </table:table-cell>
        </table:table-row>
      </table:table>
      <table:table table:name="T2_2014DEZ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9705">
            <text:p>9705</text:p>
          </table:table-cell>
          <table:table-cell table:number-columns-repeated="2" office:value-type="float" office:value="0">
            <text:p>0</text:p>
          </table:table-cell>
          <table:table-cell office:value-type="float" office:value="1458">
            <text:p>1458</text:p>
          </table:table-cell>
          <table:table-cell office:value-type="float" office:value="0">
            <text:p>0</text:p>
          </table:table-cell>
          <table:table-cell office:value-type="float" office:value="3241">
            <text:p>3241</text:p>
          </table:table-cell>
          <table:table-cell office:value-type="float" office:value="0">
            <text:p>0</text:p>
          </table:table-cell>
          <table:table-cell office:value-type="float" office:value="19214">
            <text:p>19214</text:p>
          </table:table-cell>
          <table:table-cell office:value-type="float" office:value="7251">
            <text:p>7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6385">
            <text:p>6385</text:p>
          </table:table-cell>
          <table:table-cell table:number-columns-repeated="2" office:value-type="float" office:value="0">
            <text:p>0</text:p>
          </table:table-cell>
          <table:table-cell office:value-type="float" office:value="1372">
            <text:p>1372</text:p>
          </table:table-cell>
          <table:table-cell table:number-columns-repeated="2" office:value-type="float" office:value="0">
            <text:p>0</text:p>
          </table:table-cell>
          <table:table-cell office:value-type="float" office:value="1683">
            <text:p>168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51">
            <text:p>25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6913">
            <text:p>6913</text:p>
          </table:table-cell>
          <table:table-cell table:number-columns-repeated="2" office:value-type="float" office:value="0">
            <text:p>0</text:p>
          </table:table-cell>
          <table:table-cell office:value-type="float" office:value="1336">
            <text:p>1336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615">
            <text:p>1615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32">
            <text:p>532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36352">
            <text:p>36352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971">
            <text:p>971</text:p>
          </table:table-cell>
          <table:table-cell office:value-type="float" office:value="31444">
            <text:p>31444</text:p>
          </table:table-cell>
          <table:table-cell office:value-type="float" office:value="0">
            <text:p>0</text:p>
          </table:table-cell>
          <table:table-cell office:value-type="float" office:value="32955">
            <text:p>329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51">
            <text:p>25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50716">
            <text:p>50716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1016">
            <text:p>1016</text:p>
          </table:table-cell>
          <table:table-cell office:value-type="float" office:value="30190">
            <text:p>30190</text:p>
          </table:table-cell>
          <table:table-cell office:value-type="float" office:value="169">
            <text:p>169</text:p>
          </table:table-cell>
          <table:table-cell office:value-type="float" office:value="31704">
            <text:p>31704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5510">
            <text:p>1551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1194">
            <text:p>11194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0918">
            <text:p>10918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35514">
            <text:p>35514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970">
            <text:p>970</text:p>
          </table:table-cell>
          <table:table-cell office:value-type="float" office:value="30140">
            <text:p>30140</text:p>
          </table:table-cell>
          <table:table-cell office:value-type="float" office:value="0">
            <text:p>0</text:p>
          </table:table-cell>
          <table:table-cell office:value-type="float" office:value="31843">
            <text:p>318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327">
            <text:p>32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34996">
            <text:p>34996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1016">
            <text:p>1016</text:p>
          </table:table-cell>
          <table:table-cell office:value-type="float" office:value="29512">
            <text:p>29512</text:p>
          </table:table-cell>
          <table:table-cell office:value-type="float" office:value="124">
            <text:p>124</text:p>
          </table:table-cell>
          <table:table-cell office:value-type="float" office:value="31056">
            <text:p>31056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11">
            <text:p>51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7221">
            <text:p>7221</text:p>
          </table:table-cell>
          <table:table-cell table:number-columns-repeated="2" office:value-type="float" office:value="0">
            <text:p>0</text:p>
          </table:table-cell>
          <table:table-cell office:value-type="float" office:value="1208">
            <text:p>1208</text:p>
          </table:table-cell>
          <table:table-cell table:number-columns-repeated="2" office:value-type="float" office:value="0">
            <text:p>0</text:p>
          </table:table-cell>
          <table:table-cell office:value-type="float" office:value="2438">
            <text:p>243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307">
            <text:p>30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4646">
            <text:p>24646</text:p>
          </table:table-cell>
          <table:table-cell table:number-columns-repeated="2"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678">
            <text:p>1678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8336">
            <text:p>18336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3100">
            <text:p>13100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2816">
            <text:p>12816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9035">
            <text:p>9035</text:p>
          </table:table-cell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office:value-type="float" office:value="1411">
            <text:p>1411</text:p>
          </table:table-cell>
          <table:table-cell office:value-type="float" office:value="2765">
            <text:p>2765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62">
            <text:p>26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9632">
            <text:p>9632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2835">
            <text:p>2835</text:p>
          </table:table-cell>
          <table:table-cell office:value-type="float" office:value="160">
            <text:p>160</text:p>
          </table:table-cell>
          <table:table-cell office:value-type="float" office:value="4413">
            <text:p>4413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05">
            <text:p>505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6467">
            <text:p>6467</text:p>
          </table:table-cell>
          <table:table-cell table:number-columns-repeated="2" office:value-type="float" office:value="0">
            <text:p>0</text:p>
          </table:table-cell>
          <table:table-cell office:value-type="float" office:value="1223">
            <text:p>1223</text:p>
          </table:table-cell>
          <table:table-cell table:number-columns-repeated="2" office:value-type="float" office:value="0">
            <text:p>0</text:p>
          </table:table-cell>
          <table:table-cell office:value-type="float" office:value="1564">
            <text:p>156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92">
            <text:p>29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6844">
            <text:p>6844</text:p>
          </table:table-cell>
          <table:table-cell table:number-columns-repeated="2"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60">
            <text:p>56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6599">
            <text:p>6599</text:p>
          </table:table-cell>
          <table:table-cell table:number-columns-repeated="2" office:value-type="float" office:value="0">
            <text:p>0</text:p>
          </table:table-cell>
          <table:table-cell office:value-type="float" office:value="1361">
            <text:p>1361</text:p>
          </table:table-cell>
          <table:table-cell table:number-columns-repeated="2" office:value-type="float" office:value="0">
            <text:p>0</text:p>
          </table:table-cell>
          <table:table-cell office:value-type="float" office:value="1771">
            <text:p>177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57">
            <text:p>25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6819">
            <text:p>6819</text:p>
          </table:table-cell>
          <table:table-cell table:number-columns-repeated="2" office:value-type="float" office:value="0">
            <text:p>0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421">
            <text:p>1421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771">
            <text:p>77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75">
            <text:p>175</text:p>
          </table:table-cell>
        </table:table-row>
      </table:table>
      <table:table table:name="T3_2014DEZ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bType</text:p>
          </table:table-cell>
          <table:table-cell office:value-type="string">
            <text:p>schemaId</text:p>
          </table:table-cell>
          <table:table-cell office:value-type="string">
            <text:p>operationType</text:p>
          </table:table-cell>
          <table:table-cell office:value-type="string">
            <text:p>hot/cold</text:p>
          </table:table-cell>
          <table:table-cell office:value-type="string">
            <text:p>time_ms</text:p>
          </table:table-cell>
          <table:table-cell office:value-type="string">
            <text:p>statsTimeWeaving</text:p>
          </table:table-cell>
          <table:table-cell office:value-type="string">
            <text:p>statsTotalWeavings</text:p>
          </table:table-cell>
          <table:table-cell office:value-type="string">
            <text:p>statsTimeDirectMapping</text:p>
          </table:table-cell>
          <table:table-cell office:value-type="string">
            <text:p>statsTimeUserDefinedMapping</text:p>
          </table:table-cell>
          <table:table-cell office:value-type="string">
            <text:p>statsTimeWriteMapping</text:p>
          </table:table-cell>
          <table:table-cell office:value-type="string">
            <text:p>statsTimeReadMapping</text:p>
          </table:table-cell>
          <table:table-cell office:value-type="string">
            <text:p>statsTotalSavedObjects</text:p>
          </table:table-cell>
          <table:table-cell office:value-type="string">
            <text:p>statsTimeSavingObjects</text:p>
          </table:table-cell>
          <table:table-cell office:value-type="string">
            <text:p>statsTotalUpdatedObjects</text:p>
          </table:table-cell>
          <table:table-cell office:value-type="string">
            <text:p>statsTimeUpdatingObjects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CreateDB</text:p>
          </table:table-cell>
          <table:table-cell office:value-type="string">
            <text:p>Cold</text:p>
          </table:table-cell>
          <table:table-cell office:value-type="float" office:value="9773">
            <text:p>9773</text:p>
          </table:table-cell>
          <table:table-cell table:number-columns-repeated="2" office:value-type="float" office:value="0">
            <text:p>0</text:p>
          </table:table-cell>
          <table:table-cell office:value-type="float" office:value="1385">
            <text:p>1385</text:p>
          </table:table-cell>
          <table:table-cell office:value-type="float" office:value="0">
            <text:p>0</text:p>
          </table:table-cell>
          <table:table-cell office:value-type="float" office:value="3164">
            <text:p>3164</text:p>
          </table:table-cell>
          <table:table-cell office:value-type="float" office:value="0">
            <text:p>0</text:p>
          </table:table-cell>
          <table:table-cell office:value-type="float" office:value="19214">
            <text:p>19214</text:p>
          </table:table-cell>
          <table:table-cell office:value-type="float" office:value="7357">
            <text:p>73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6213">
            <text:p>6213</text:p>
          </table:table-cell>
          <table:table-cell table:number-columns-repeated="2" office:value-type="float" office:value="0">
            <text:p>0</text:p>
          </table:table-cell>
          <table:table-cell office:value-type="float" office:value="1067">
            <text:p>1067</text:p>
          </table:table-cell>
          <table:table-cell table:number-columns-repeated="2" office:value-type="float" office:value="0">
            <text:p>0</text:p>
          </table:table-cell>
          <table:table-cell office:value-type="float" office:value="1393">
            <text:p>139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65">
            <text:p>26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6786">
            <text:p>6786</text:p>
          </table:table-cell>
          <table:table-cell table:number-columns-repeated="2"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718">
            <text:p>1718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07">
            <text:p>50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36943">
            <text:p>36943</text:p>
          </table:table-cell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office:value-type="float" office:value="1089">
            <text:p>1089</text:p>
          </table:table-cell>
          <table:table-cell office:value-type="float" office:value="32053">
            <text:p>32053</text:p>
          </table:table-cell>
          <table:table-cell office:value-type="float" office:value="0">
            <text:p>0</text:p>
          </table:table-cell>
          <table:table-cell office:value-type="float" office:value="33697">
            <text:p>3369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47">
            <text:p>24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49912">
            <text:p>49912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932">
            <text:p>932</text:p>
          </table:table-cell>
          <table:table-cell office:value-type="float" office:value="30833">
            <text:p>30833</text:p>
          </table:table-cell>
          <table:table-cell office:value-type="float" office:value="193">
            <text:p>193</text:p>
          </table:table-cell>
          <table:table-cell office:value-type="float" office:value="32291">
            <text:p>32291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4166">
            <text:p>14166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2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0034">
            <text:p>1003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9757">
            <text:p>9757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36305">
            <text:p>36305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1089">
            <text:p>1089</text:p>
          </table:table-cell>
          <table:table-cell office:value-type="float" office:value="30874">
            <text:p>30874</text:p>
          </table:table-cell>
          <table:table-cell office:value-type="float" office:value="0">
            <text:p>0</text:p>
          </table:table-cell>
          <table:table-cell office:value-type="float" office:value="32512">
            <text:p>325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306">
            <text:p>30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35986">
            <text:p>35986</text:p>
          </table:table-cell>
          <table:table-cell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float" office:value="1032">
            <text:p>1032</text:p>
          </table:table-cell>
          <table:table-cell office:value-type="float" office:value="30533">
            <text:p>30533</text:p>
          </table:table-cell>
          <table:table-cell office:value-type="float" office:value="75">
            <text:p>75</text:p>
          </table:table-cell>
          <table:table-cell office:value-type="float" office:value="32011">
            <text:p>32011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3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30">
            <text:p>530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7314">
            <text:p>7314</text:p>
          </table:table-cell>
          <table:table-cell table:number-columns-repeated="2" office:value-type="float" office:value="0">
            <text:p>0</text:p>
          </table:table-cell>
          <table:table-cell office:value-type="float" office:value="1060">
            <text:p>1060</text:p>
          </table:table-cell>
          <table:table-cell table:number-columns-repeated="2" office:value-type="float" office:value="0">
            <text:p>0</text:p>
          </table:table-cell>
          <table:table-cell office:value-type="float" office:value="2202">
            <text:p>22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54">
            <text:p>25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23240">
            <text:p>23240</text:p>
          </table:table-cell>
          <table:table-cell table:number-columns-repeated="2"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636">
            <text:p>1636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7020">
            <text:p>1702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4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11871">
            <text:p>1187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1585">
            <text:p>11585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9221">
            <text:p>9221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  <table:table-cell office:value-type="float" office:value="2742">
            <text:p>2742</text:p>
          </table:table-cell>
          <table:table-cell office:value-type="float" office:value="0">
            <text:p>0</text:p>
          </table:table-cell>
          <table:table-cell office:value-type="float" office:value="4695">
            <text:p>469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352">
            <text:p>35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9748">
            <text:p>9748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1213">
            <text:p>1213</text:p>
          </table:table-cell>
          <table:table-cell office:value-type="float" office:value="2768">
            <text:p>2768</text:p>
          </table:table-cell>
          <table:table-cell office:value-type="float" office:value="154">
            <text:p>154</text:p>
          </table:table-cell>
          <table:table-cell office:value-type="float" office:value="4400">
            <text:p>4400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471">
            <text:p>47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6381">
            <text:p>6381</text:p>
          </table:table-cell>
          <table:table-cell table:number-columns-repeated="2" office:value-type="float" office:value="0">
            <text:p>0</text:p>
          </table:table-cell>
          <table:table-cell office:value-type="float" office:value="1210">
            <text:p>1210</text:p>
          </table:table-cell>
          <table:table-cell table:number-columns-repeated="2" office:value-type="float" office:value="0">
            <text:p>0</text:p>
          </table:table-cell>
          <table:table-cell office:value-type="float" office:value="1541">
            <text:p>154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77">
            <text:p>27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6839">
            <text:p>6839</text:p>
          </table:table-cell>
          <table:table-cell table:number-columns-repeated="2"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531">
            <text:p>1531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551">
            <text:p>55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Cold</text:p>
          </table:table-cell>
          <table:table-cell office:value-type="float" office:value="6655">
            <text:p>6655</text:p>
          </table:table-cell>
          <table:table-cell table:number-columns-repeated="2" office:value-type="float" office:value="0">
            <text:p>0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">
            <text:p>0</text:p>
          </table:table-cell>
          <table:table-cell office:value-type="float" office:value="1484">
            <text:p>148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1</text:p>
          </table:table-cell>
          <table:table-cell office:value-type="string">
            <text:p>Hot</text:p>
          </table:table-cell>
          <table:table-cell office:value-type="float" office:value="259">
            <text:p>259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Cold</text:p>
          </table:table-cell>
          <table:table-cell office:value-type="float" office:value="6867">
            <text:p>6867</text:p>
          </table:table-cell>
          <table:table-cell table:number-columns-repeated="2"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586">
            <text:p>1586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C500L5</text:p>
          </table:table-cell>
          <table:table-cell office:value-type="string">
            <text:p>S1</text:p>
          </table:table-cell>
          <table:table-cell office:value-type="string">
            <text:p>Trav#Trav2a</text:p>
          </table:table-cell>
          <table:table-cell office:value-type="string">
            <text:p>Hot</text:p>
          </table:table-cell>
          <table:table-cell office:value-type="float" office:value="485">
            <text:p>485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67">
            <text:p>167</text:p>
          </table:table-cell>
        </table:table-row>
      </table:table>
      <table:table table:name="AVG" table:style-name="ta1" table:print="false">
        <table:table-column table:style-name="co15" table:number-columns-repeated="4" table:default-cell-style-name="Default"/>
        <table:table-column table:style-name="co16" table:default-cell-style-name="ce1"/>
        <table:table-column table:style-name="co15" table:number-columns-repeated="9" table:default-cell-style-name="ce1"/>
        <table:table-column table:style-name="co17" table:default-cell-style-name="ce1"/>
        <table:table-row table:style-name="ro1">
          <table:table-cell table:formula="of:=[T2_2014DEZ05.A1]" office:value-type="string" office:string-value="dbType">
            <text:p>dbType</text:p>
          </table:table-cell>
          <table:table-cell table:formula="of:=[T2_2014DEZ05.B1]" office:value-type="string" office:string-value="schemaId">
            <text:p>schemaId</text:p>
          </table:table-cell>
          <table:table-cell table:formula="of:=[T2_2014DEZ05.C1]" office:value-type="string" office:string-value="operationType">
            <text:p>operationType</text:p>
          </table:table-cell>
          <table:table-cell table:formula="of:=[T2_2014DEZ05.D1]" office:value-type="string" office:string-value="hot/cold">
            <text:p>hot/cold</text:p>
          </table:table-cell>
          <table:table-cell table:style-name="Default" table:formula="of:=[T2_2014DEZ05.E1]" office:value-type="string" office:string-value="time_ms">
            <text:p>time_ms</text:p>
          </table:table-cell>
          <table:table-cell table:style-name="Default" table:formula="of:=[T2_2014DEZ05.F1]" office:value-type="string" office:string-value="statsTimeWeaving">
            <text:p>statsTimeWeaving</text:p>
          </table:table-cell>
          <table:table-cell table:style-name="Default" table:formula="of:=[T2_2014DEZ05.G1]" office:value-type="string" office:string-value="statsTotalWeavings">
            <text:p>statsTotalWeavings</text:p>
          </table:table-cell>
          <table:table-cell table:style-name="Default" table:formula="of:=[T2_2014DEZ05.H1]" office:value-type="string" office:string-value="statsTimeDirectMapping">
            <text:p>statsTimeDirectMapping</text:p>
          </table:table-cell>
          <table:table-cell table:style-name="Default" table:formula="of:=[T2_2014DEZ05.I1]" office:value-type="string" office:string-value="statsTimeUserDefinedMapping">
            <text:p>statsTimeUserDefinedMapping</text:p>
          </table:table-cell>
          <table:table-cell table:style-name="Default" table:formula="of:=[T2_2014DEZ05.J1]" office:value-type="string" office:string-value="statsTimeWriteMapping">
            <text:p>statsTimeWriteMapping</text:p>
          </table:table-cell>
          <table:table-cell table:style-name="Default" table:formula="of:=[T2_2014DEZ05.K1]" office:value-type="string" office:string-value="statsTimeReadMapping">
            <text:p>statsTimeReadMapping</text:p>
          </table:table-cell>
          <table:table-cell table:style-name="Default" table:formula="of:=[T2_2014DEZ05.L1]" office:value-type="string" office:string-value="statsTotalSavedObjects">
            <text:p>statsTotalSavedObjects</text:p>
          </table:table-cell>
          <table:table-cell table:style-name="Default" table:formula="of:=[T2_2014DEZ05.M1]" office:value-type="string" office:string-value="statsTimeSavingObjects">
            <text:p>statsTimeSavingObjects</text:p>
          </table:table-cell>
          <table:table-cell table:style-name="Default" table:formula="of:=[T2_2014DEZ05.N1]" office:value-type="string" office:string-value="statsTotalUpdatedObjects">
            <text:p>statsTotalUpdatedObjects</text:p>
          </table:table-cell>
          <table:table-cell table:style-name="Default" table:formula="of:=[T2_2014DEZ05.O1]" office:value-type="string" office:string-value="statsTimeUpdatingObjects">
            <text:p>statsTimeUpdatingObjects</text:p>
          </table:table-cell>
        </table:table-row>
        <table:table-row table:style-name="ro1">
          <table:table-cell table:formula="of:=[T2_2014DEZ05.A2]" office:value-type="string" office:string-value="C500L5">
            <text:p>C500L5</text:p>
          </table:table-cell>
          <table:table-cell table:formula="of:=[T2_2014DEZ05.B2]" office:value-type="string" office:string-value="S1">
            <text:p>S1</text:p>
          </table:table-cell>
          <table:table-cell table:formula="of:=[T2_2014DEZ05.C2]" office:value-type="string" office:string-value="CreateDB">
            <text:p>CreateDB</text:p>
          </table:table-cell>
          <table:table-cell table:formula="of:=[T2_2014DEZ05.D2]" office:value-type="string" office:string-value="Cold">
            <text:p>Cold</text:p>
          </table:table-cell>
          <table:table-cell table:formula="of:=AVERAGE([T1_2014DEZ03.E2];[T2_2014DEZ05.E2];[T3_2014DEZ05.E2])" office:value-type="float" office:value="9696">
            <text:p>9696</text:p>
          </table:table-cell>
          <table:table-cell table:formula="of:=AVERAGE([T1_2014DEZ03.F2];[T2_2014DEZ05.F2];[T3_2014DEZ05.F2])" office:value-type="float" office:value="0">
            <text:p/>
          </table:table-cell>
          <table:table-cell table:formula="of:=AVERAGE([T1_2014DEZ03.G2];[T2_2014DEZ05.G2];[T3_2014DEZ05.G2])" office:value-type="float" office:value="0">
            <text:p/>
          </table:table-cell>
          <table:table-cell table:formula="of:=AVERAGE([T1_2014DEZ03.H2];[T2_2014DEZ05.H2];[T3_2014DEZ05.H2])" office:value-type="float" office:value="1507.33333333333">
            <text:p>1507</text:p>
          </table:table-cell>
          <table:table-cell table:formula="of:=AVERAGE([T1_2014DEZ03.I2];[T2_2014DEZ05.I2];[T3_2014DEZ05.I2])" office:value-type="float" office:value="0">
            <text:p/>
          </table:table-cell>
          <table:table-cell table:formula="of:=AVERAGE([T1_2014DEZ03.J2];[T2_2014DEZ05.J2];[T3_2014DEZ05.J2])" office:value-type="float" office:value="3373">
            <text:p>3373</text:p>
          </table:table-cell>
          <table:table-cell table:formula="of:=AVERAGE([T1_2014DEZ03.K2];[T2_2014DEZ05.K2];[T3_2014DEZ05.K2])" office:value-type="float" office:value="0">
            <text:p/>
          </table:table-cell>
          <table:table-cell table:formula="of:=AVERAGE([T1_2014DEZ03.L2];[T2_2014DEZ05.L2];[T3_2014DEZ05.L2])" office:value-type="float" office:value="19214">
            <text:p>19214</text:p>
          </table:table-cell>
          <table:table-cell table:formula="of:=AVERAGE([T1_2014DEZ03.M2];[T2_2014DEZ05.M2];[T3_2014DEZ05.M2])" office:value-type="float" office:value="7288">
            <text:p>7288</text:p>
          </table:table-cell>
          <table:table-cell table:formula="of:=AVERAGE([T1_2014DEZ03.N2];[T2_2014DEZ05.N2];[T3_2014DEZ05.N2])" office:value-type="float" office:value="0">
            <text:p/>
          </table:table-cell>
          <table:table-cell table:formula="of:=AVERAGE([T1_2014DEZ03.O2];[T2_2014DEZ05.O2];[T3_2014DEZ05.O2])" office:value-type="float" office:value="0">
            <text:p/>
          </table:table-cell>
        </table:table-row>
        <table:table-row table:style-name="ro1">
          <table:table-cell table:formula="of:=[T2_2014DEZ05.A3]" office:value-type="string" office:string-value="C500L5">
            <text:p>C500L5</text:p>
          </table:table-cell>
          <table:table-cell table:formula="of:=[T2_2014DEZ05.B3]" office:value-type="string" office:string-value="S1">
            <text:p>S1</text:p>
          </table:table-cell>
          <table:table-cell table:formula="of:=[T2_2014DEZ05.C3]" office:value-type="string" office:string-value="Trav#Trav1">
            <text:p>Trav#Trav1</text:p>
          </table:table-cell>
          <table:table-cell table:formula="of:=[T2_2014DEZ05.D3]" office:value-type="string" office:string-value="Cold">
            <text:p>Cold</text:p>
          </table:table-cell>
          <table:table-cell table:formula="of:=AVERAGE([T1_2014DEZ03.E3];[T2_2014DEZ05.E3];[T3_2014DEZ05.E3])" office:value-type="float" office:value="6282.66666666667">
            <text:p>6283</text:p>
          </table:table-cell>
          <table:table-cell table:formula="of:=AVERAGE([T1_2014DEZ03.F3];[T2_2014DEZ05.F3];[T3_2014DEZ05.F3])" office:value-type="float" office:value="0">
            <text:p/>
          </table:table-cell>
          <table:table-cell table:formula="of:=AVERAGE([T1_2014DEZ03.G3];[T2_2014DEZ05.G3];[T3_2014DEZ05.G3])" office:value-type="float" office:value="0">
            <text:p/>
          </table:table-cell>
          <table:table-cell table:formula="of:=AVERAGE([T1_2014DEZ03.H3];[T2_2014DEZ05.H3];[T3_2014DEZ05.H3])" office:value-type="float" office:value="1187.33333333333">
            <text:p>1187</text:p>
          </table:table-cell>
          <table:table-cell table:formula="of:=AVERAGE([T1_2014DEZ03.I3];[T2_2014DEZ05.I3];[T3_2014DEZ05.I3])" office:value-type="float" office:value="0">
            <text:p/>
          </table:table-cell>
          <table:table-cell table:formula="of:=AVERAGE([T1_2014DEZ03.J3];[T2_2014DEZ05.J3];[T3_2014DEZ05.J3])" office:value-type="float" office:value="0">
            <text:p/>
          </table:table-cell>
          <table:table-cell table:formula="of:=AVERAGE([T1_2014DEZ03.K3];[T2_2014DEZ05.K3];[T3_2014DEZ05.K3])" office:value-type="float" office:value="1509.33333333333">
            <text:p>1509</text:p>
          </table:table-cell>
          <table:table-cell table:formula="of:=AVERAGE([T1_2014DEZ03.L3];[T2_2014DEZ05.L3];[T3_2014DEZ05.L3])" office:value-type="float" office:value="0">
            <text:p/>
          </table:table-cell>
          <table:table-cell table:formula="of:=AVERAGE([T1_2014DEZ03.M3];[T2_2014DEZ05.M3];[T3_2014DEZ05.M3])" office:value-type="float" office:value="0">
            <text:p/>
          </table:table-cell>
          <table:table-cell table:formula="of:=AVERAGE([T1_2014DEZ03.N3];[T2_2014DEZ05.N3];[T3_2014DEZ05.N3])" office:value-type="float" office:value="0">
            <text:p/>
          </table:table-cell>
          <table:table-cell table:formula="of:=AVERAGE([T1_2014DEZ03.O3];[T2_2014DEZ05.O3];[T3_2014DEZ05.O3])" office:value-type="float" office:value="0">
            <text:p/>
          </table:table-cell>
        </table:table-row>
        <table:table-row table:style-name="ro1">
          <table:table-cell table:formula="of:=[T2_2014DEZ05.A4]" office:value-type="string" office:string-value="C500L5">
            <text:p>C500L5</text:p>
          </table:table-cell>
          <table:table-cell table:formula="of:=[T2_2014DEZ05.B4]" office:value-type="string" office:string-value="S1">
            <text:p>S1</text:p>
          </table:table-cell>
          <table:table-cell table:formula="of:=[T2_2014DEZ05.C4]" office:value-type="string" office:string-value="Trav#Trav1">
            <text:p>Trav#Trav1</text:p>
          </table:table-cell>
          <table:table-cell table:formula="of:=[T2_2014DEZ05.D4]" office:value-type="string" office:string-value="Hot">
            <text:p>Hot</text:p>
          </table:table-cell>
          <table:table-cell table:formula="of:=AVERAGE([T1_2014DEZ03.E4];[T2_2014DEZ05.E4];[T3_2014DEZ05.E4])" office:value-type="float" office:value="273">
            <text:p>273</text:p>
          </table:table-cell>
          <table:table-cell table:formula="of:=AVERAGE([T1_2014DEZ03.F4];[T2_2014DEZ05.F4];[T3_2014DEZ05.F4])" office:value-type="float" office:value="0">
            <text:p/>
          </table:table-cell>
          <table:table-cell table:formula="of:=AVERAGE([T1_2014DEZ03.G4];[T2_2014DEZ05.G4];[T3_2014DEZ05.G4])" office:value-type="float" office:value="0">
            <text:p/>
          </table:table-cell>
          <table:table-cell table:formula="of:=AVERAGE([T1_2014DEZ03.H4];[T2_2014DEZ05.H4];[T3_2014DEZ05.H4])" office:value-type="float" office:value="0">
            <text:p/>
          </table:table-cell>
          <table:table-cell table:formula="of:=AVERAGE([T1_2014DEZ03.I4];[T2_2014DEZ05.I4];[T3_2014DEZ05.I4])" office:value-type="float" office:value="0">
            <text:p/>
          </table:table-cell>
          <table:table-cell table:formula="of:=AVERAGE([T1_2014DEZ03.J4];[T2_2014DEZ05.J4];[T3_2014DEZ05.J4])" office:value-type="float" office:value="0">
            <text:p/>
          </table:table-cell>
          <table:table-cell table:formula="of:=AVERAGE([T1_2014DEZ03.K4];[T2_2014DEZ05.K4];[T3_2014DEZ05.K4])" office:value-type="float" office:value="0">
            <text:p/>
          </table:table-cell>
          <table:table-cell table:formula="of:=AVERAGE([T1_2014DEZ03.L4];[T2_2014DEZ05.L4];[T3_2014DEZ05.L4])" office:value-type="float" office:value="0">
            <text:p/>
          </table:table-cell>
          <table:table-cell table:formula="of:=AVERAGE([T1_2014DEZ03.M4];[T2_2014DEZ05.M4];[T3_2014DEZ05.M4])" office:value-type="float" office:value="0">
            <text:p/>
          </table:table-cell>
          <table:table-cell table:formula="of:=AVERAGE([T1_2014DEZ03.N4];[T2_2014DEZ05.N4];[T3_2014DEZ05.N4])" office:value-type="float" office:value="0">
            <text:p/>
          </table:table-cell>
          <table:table-cell table:formula="of:=AVERAGE([T1_2014DEZ03.O4];[T2_2014DEZ05.O4];[T3_2014DEZ05.O4])" office:value-type="float" office:value="0">
            <text:p/>
          </table:table-cell>
        </table:table-row>
        <table:table-row table:style-name="ro1">
          <table:table-cell table:formula="of:=[T2_2014DEZ05.A5]" office:value-type="string" office:string-value="C500L5">
            <text:p>C500L5</text:p>
          </table:table-cell>
          <table:table-cell table:formula="of:=[T2_2014DEZ05.B5]" office:value-type="string" office:string-value="S1">
            <text:p>S1</text:p>
          </table:table-cell>
          <table:table-cell table:formula="of:=[T2_2014DEZ05.C5]" office:value-type="string" office:string-value="Trav#Trav2a">
            <text:p>Trav#Trav2a</text:p>
          </table:table-cell>
          <table:table-cell table:formula="of:=[T2_2014DEZ05.D5]" office:value-type="string" office:string-value="Cold">
            <text:p>Cold</text:p>
          </table:table-cell>
          <table:table-cell table:formula="of:=AVERAGE([T1_2014DEZ03.E5];[T2_2014DEZ05.E5];[T3_2014DEZ05.E5])" office:value-type="float" office:value="6833">
            <text:p>6833</text:p>
          </table:table-cell>
          <table:table-cell table:formula="of:=AVERAGE([T1_2014DEZ03.F5];[T2_2014DEZ05.F5];[T3_2014DEZ05.F5])" office:value-type="float" office:value="0">
            <text:p/>
          </table:table-cell>
          <table:table-cell table:formula="of:=AVERAGE([T1_2014DEZ03.G5];[T2_2014DEZ05.G5];[T3_2014DEZ05.G5])" office:value-type="float" office:value="0">
            <text:p/>
          </table:table-cell>
          <table:table-cell table:formula="of:=AVERAGE([T1_2014DEZ03.H5];[T2_2014DEZ05.H5];[T3_2014DEZ05.H5])" office:value-type="float" office:value="1268.33333333333">
            <text:p>1268</text:p>
          </table:table-cell>
          <table:table-cell table:formula="of:=AVERAGE([T1_2014DEZ03.I5];[T2_2014DEZ05.I5];[T3_2014DEZ05.I5])" office:value-type="float" office:value="0">
            <text:p/>
          </table:table-cell>
          <table:table-cell table:formula="of:=AVERAGE([T1_2014DEZ03.J5];[T2_2014DEZ05.J5];[T3_2014DEZ05.J5])" office:value-type="float" office:value="87">
            <text:p>87</text:p>
          </table:table-cell>
          <table:table-cell table:formula="of:=AVERAGE([T1_2014DEZ03.K5];[T2_2014DEZ05.K5];[T3_2014DEZ05.K5])" office:value-type="float" office:value="1552.33333333333">
            <text:p>1552</text:p>
          </table:table-cell>
          <table:table-cell table:formula="of:=AVERAGE([T1_2014DEZ03.L5];[T2_2014DEZ05.L5];[T3_2014DEZ05.L5])" office:value-type="float" office:value="0">
            <text:p/>
          </table:table-cell>
          <table:table-cell table:formula="of:=AVERAGE([T1_2014DEZ03.M5];[T2_2014DEZ05.M5];[T3_2014DEZ05.M5])" office:value-type="float" office:value="0">
            <text:p/>
          </table:table-cell>
          <table:table-cell table:formula="of:=AVERAGE([T1_2014DEZ03.N5];[T2_2014DEZ05.N5];[T3_2014DEZ05.N5])" office:value-type="float" office:value="486">
            <text:p>486</text:p>
          </table:table-cell>
          <table:table-cell table:formula="of:=AVERAGE([T1_2014DEZ03.O5];[T2_2014DEZ05.O5];[T3_2014DEZ05.O5])" office:value-type="float" office:value="366">
            <text:p>366</text:p>
          </table:table-cell>
        </table:table-row>
        <table:table-row table:style-name="ro1">
          <table:table-cell table:formula="of:=[T2_2014DEZ05.A6]" office:value-type="string" office:string-value="C500L5">
            <text:p>C500L5</text:p>
          </table:table-cell>
          <table:table-cell table:formula="of:=[T2_2014DEZ05.B6]" office:value-type="string" office:string-value="S1">
            <text:p>S1</text:p>
          </table:table-cell>
          <table:table-cell table:formula="of:=[T2_2014DEZ05.C6]" office:value-type="string" office:string-value="Trav#Trav2a">
            <text:p>Trav#Trav2a</text:p>
          </table:table-cell>
          <table:table-cell table:formula="of:=[T2_2014DEZ05.D6]" office:value-type="string" office:string-value="Hot">
            <text:p>Hot</text:p>
          </table:table-cell>
          <table:table-cell table:formula="of:=AVERAGE([T1_2014DEZ03.E6];[T2_2014DEZ05.E6];[T3_2014DEZ05.E6])" office:value-type="float" office:value="539.333333333333">
            <text:p>539</text:p>
          </table:table-cell>
          <table:table-cell table:formula="of:=AVERAGE([T1_2014DEZ03.F6];[T2_2014DEZ05.F6];[T3_2014DEZ05.F6])" office:value-type="float" office:value="0">
            <text:p/>
          </table:table-cell>
          <table:table-cell table:formula="of:=AVERAGE([T1_2014DEZ03.G6];[T2_2014DEZ05.G6];[T3_2014DEZ05.G6])" office:value-type="float" office:value="0">
            <text:p/>
          </table:table-cell>
          <table:table-cell table:formula="of:=AVERAGE([T1_2014DEZ03.H6];[T2_2014DEZ05.H6];[T3_2014DEZ05.H6])" office:value-type="float" office:value="31">
            <text:p>31</text:p>
          </table:table-cell>
          <table:table-cell table:formula="of:=AVERAGE([T1_2014DEZ03.I6];[T2_2014DEZ05.I6];[T3_2014DEZ05.I6])" office:value-type="float" office:value="0">
            <text:p/>
          </table:table-cell>
          <table:table-cell table:formula="of:=AVERAGE([T1_2014DEZ03.J6];[T2_2014DEZ05.J6];[T3_2014DEZ05.J6])" office:value-type="float" office:value="66.6666666666667">
            <text:p>67</text:p>
          </table:table-cell>
          <table:table-cell table:formula="of:=AVERAGE([T1_2014DEZ03.K6];[T2_2014DEZ05.K6];[T3_2014DEZ05.K6])" office:value-type="float" office:value="0">
            <text:p/>
          </table:table-cell>
          <table:table-cell table:formula="of:=AVERAGE([T1_2014DEZ03.L6];[T2_2014DEZ05.L6];[T3_2014DEZ05.L6])" office:value-type="float" office:value="0">
            <text:p/>
          </table:table-cell>
          <table:table-cell table:formula="of:=AVERAGE([T1_2014DEZ03.M6];[T2_2014DEZ05.M6];[T3_2014DEZ05.M6])" office:value-type="float" office:value="0">
            <text:p/>
          </table:table-cell>
          <table:table-cell table:formula="of:=AVERAGE([T1_2014DEZ03.N6];[T2_2014DEZ05.N6];[T3_2014DEZ05.N6])" office:value-type="float" office:value="486">
            <text:p>486</text:p>
          </table:table-cell>
          <table:table-cell table:formula="of:=AVERAGE([T1_2014DEZ03.O6];[T2_2014DEZ05.O6];[T3_2014DEZ05.O6])" office:value-type="float" office:value="188.333333333333">
            <text:p>188</text:p>
          </table:table-cell>
        </table:table-row>
        <table:table-row table:style-name="ro1">
          <table:table-cell table:formula="of:=[T2_2014DEZ05.A7]" office:value-type="string" office:string-value="C500L5">
            <text:p>C500L5</text:p>
          </table:table-cell>
          <table:table-cell table:formula="of:=[T2_2014DEZ05.B7]" office:value-type="string" office:string-value="S2">
            <text:p>S2</text:p>
          </table:table-cell>
          <table:table-cell table:formula="of:=[T2_2014DEZ05.C7]" office:value-type="string" office:string-value="Trav#Trav1">
            <text:p>Trav#Trav1</text:p>
          </table:table-cell>
          <table:table-cell table:formula="of:=[T2_2014DEZ05.D7]" office:value-type="string" office:string-value="Cold">
            <text:p>Cold</text:p>
          </table:table-cell>
          <table:table-cell table:formula="of:=AVERAGE([T1_2014DEZ03.E7];[T2_2014DEZ05.E7];[T3_2014DEZ05.E7])" office:value-type="float" office:value="36680.3333333333">
            <text:p>36680</text:p>
          </table:table-cell>
          <table:table-cell table:formula="of:=AVERAGE([T1_2014DEZ03.F7];[T2_2014DEZ05.F7];[T3_2014DEZ05.F7])" office:value-type="float" office:value="473.666666666667">
            <text:p>474</text:p>
          </table:table-cell>
          <table:table-cell table:formula="of:=AVERAGE([T1_2014DEZ03.G7];[T2_2014DEZ05.G7];[T3_2014DEZ05.G7])" office:value-type="float" office:value="1">
            <text:p>1</text:p>
          </table:table-cell>
          <table:table-cell table:formula="of:=AVERAGE([T1_2014DEZ03.H7];[T2_2014DEZ05.H7];[T3_2014DEZ05.H7])" office:value-type="float" office:value="1003.66666666667">
            <text:p>1004</text:p>
          </table:table-cell>
          <table:table-cell table:formula="of:=AVERAGE([T1_2014DEZ03.I7];[T2_2014DEZ05.I7];[T3_2014DEZ05.I7])" office:value-type="float" office:value="31739.3333333333">
            <text:p>31739</text:p>
          </table:table-cell>
          <table:table-cell table:formula="of:=AVERAGE([T1_2014DEZ03.J7];[T2_2014DEZ05.J7];[T3_2014DEZ05.J7])" office:value-type="float" office:value="0">
            <text:p/>
          </table:table-cell>
          <table:table-cell table:formula="of:=AVERAGE([T1_2014DEZ03.K7];[T2_2014DEZ05.K7];[T3_2014DEZ05.K7])" office:value-type="float" office:value="33293">
            <text:p>33293</text:p>
          </table:table-cell>
          <table:table-cell table:formula="of:=AVERAGE([T1_2014DEZ03.L7];[T2_2014DEZ05.L7];[T3_2014DEZ05.L7])" office:value-type="float" office:value="0">
            <text:p/>
          </table:table-cell>
          <table:table-cell table:formula="of:=AVERAGE([T1_2014DEZ03.M7];[T2_2014DEZ05.M7];[T3_2014DEZ05.M7])" office:value-type="float" office:value="0">
            <text:p/>
          </table:table-cell>
          <table:table-cell table:formula="of:=AVERAGE([T1_2014DEZ03.N7];[T2_2014DEZ05.N7];[T3_2014DEZ05.N7])" office:value-type="float" office:value="0">
            <text:p/>
          </table:table-cell>
          <table:table-cell table:formula="of:=AVERAGE([T1_2014DEZ03.O7];[T2_2014DEZ05.O7];[T3_2014DEZ05.O7])" office:value-type="float" office:value="0">
            <text:p/>
          </table:table-cell>
        </table:table-row>
        <table:table-row table:style-name="ro1">
          <table:table-cell table:formula="of:=[T2_2014DEZ05.A8]" office:value-type="string" office:string-value="C500L5">
            <text:p>C500L5</text:p>
          </table:table-cell>
          <table:table-cell table:formula="of:=[T2_2014DEZ05.B8]" office:value-type="string" office:string-value="S2">
            <text:p>S2</text:p>
          </table:table-cell>
          <table:table-cell table:formula="of:=[T2_2014DEZ05.C8]" office:value-type="string" office:string-value="Trav#Trav1">
            <text:p>Trav#Trav1</text:p>
          </table:table-cell>
          <table:table-cell table:formula="of:=[T2_2014DEZ05.D8]" office:value-type="string" office:string-value="Hot">
            <text:p>Hot</text:p>
          </table:table-cell>
          <table:table-cell table:formula="of:=AVERAGE([T1_2014DEZ03.E8];[T2_2014DEZ05.E8];[T3_2014DEZ05.E8])" office:value-type="float" office:value="248.666666666667">
            <text:p>249</text:p>
          </table:table-cell>
          <table:table-cell table:formula="of:=AVERAGE([T1_2014DEZ03.F8];[T2_2014DEZ05.F8];[T3_2014DEZ05.F8])" office:value-type="float" office:value="0">
            <text:p/>
          </table:table-cell>
          <table:table-cell table:formula="of:=AVERAGE([T1_2014DEZ03.G8];[T2_2014DEZ05.G8];[T3_2014DEZ05.G8])" office:value-type="float" office:value="0">
            <text:p/>
          </table:table-cell>
          <table:table-cell table:formula="of:=AVERAGE([T1_2014DEZ03.H8];[T2_2014DEZ05.H8];[T3_2014DEZ05.H8])" office:value-type="float" office:value="0">
            <text:p/>
          </table:table-cell>
          <table:table-cell table:formula="of:=AVERAGE([T1_2014DEZ03.I8];[T2_2014DEZ05.I8];[T3_2014DEZ05.I8])" office:value-type="float" office:value="0">
            <text:p/>
          </table:table-cell>
          <table:table-cell table:formula="of:=AVERAGE([T1_2014DEZ03.J8];[T2_2014DEZ05.J8];[T3_2014DEZ05.J8])" office:value-type="float" office:value="0">
            <text:p/>
          </table:table-cell>
          <table:table-cell table:formula="of:=AVERAGE([T1_2014DEZ03.K8];[T2_2014DEZ05.K8];[T3_2014DEZ05.K8])" office:value-type="float" office:value="0">
            <text:p/>
          </table:table-cell>
          <table:table-cell table:formula="of:=AVERAGE([T1_2014DEZ03.L8];[T2_2014DEZ05.L8];[T3_2014DEZ05.L8])" office:value-type="float" office:value="0">
            <text:p/>
          </table:table-cell>
          <table:table-cell table:formula="of:=AVERAGE([T1_2014DEZ03.M8];[T2_2014DEZ05.M8];[T3_2014DEZ05.M8])" office:value-type="float" office:value="0">
            <text:p/>
          </table:table-cell>
          <table:table-cell table:formula="of:=AVERAGE([T1_2014DEZ03.N8];[T2_2014DEZ05.N8];[T3_2014DEZ05.N8])" office:value-type="float" office:value="0">
            <text:p/>
          </table:table-cell>
          <table:table-cell table:formula="of:=AVERAGE([T1_2014DEZ03.O8];[T2_2014DEZ05.O8];[T3_2014DEZ05.O8])" office:value-type="float" office:value="0">
            <text:p/>
          </table:table-cell>
        </table:table-row>
        <table:table-row table:style-name="ro1">
          <table:table-cell table:formula="of:=[T2_2014DEZ05.A9]" office:value-type="string" office:string-value="C500L5">
            <text:p>C500L5</text:p>
          </table:table-cell>
          <table:table-cell table:formula="of:=[T2_2014DEZ05.B9]" office:value-type="string" office:string-value="S2">
            <text:p>S2</text:p>
          </table:table-cell>
          <table:table-cell table:formula="of:=[T2_2014DEZ05.C9]" office:value-type="string" office:string-value="Trav#Trav2a">
            <text:p>Trav#Trav2a</text:p>
          </table:table-cell>
          <table:table-cell table:formula="of:=[T2_2014DEZ05.D9]" office:value-type="string" office:string-value="Cold">
            <text:p>Cold</text:p>
          </table:table-cell>
          <table:table-cell table:formula="of:=AVERAGE([T1_2014DEZ03.E9];[T2_2014DEZ05.E9];[T3_2014DEZ05.E9])" office:value-type="float" office:value="49751.6666666667">
            <text:p>49752</text:p>
          </table:table-cell>
          <table:table-cell table:formula="of:=AVERAGE([T1_2014DEZ03.F9];[T2_2014DEZ05.F9];[T3_2014DEZ05.F9])" office:value-type="float" office:value="498">
            <text:p>498</text:p>
          </table:table-cell>
          <table:table-cell table:formula="of:=AVERAGE([T1_2014DEZ03.G9];[T2_2014DEZ05.G9];[T3_2014DEZ05.G9])" office:value-type="float" office:value="1">
            <text:p>1</text:p>
          </table:table-cell>
          <table:table-cell table:formula="of:=AVERAGE([T1_2014DEZ03.H9];[T2_2014DEZ05.H9];[T3_2014DEZ05.H9])" office:value-type="float" office:value="1002">
            <text:p>1002</text:p>
          </table:table-cell>
          <table:table-cell table:formula="of:=AVERAGE([T1_2014DEZ03.I9];[T2_2014DEZ05.I9];[T3_2014DEZ05.I9])" office:value-type="float" office:value="30292.3333333333">
            <text:p>30292</text:p>
          </table:table-cell>
          <table:table-cell table:formula="of:=AVERAGE([T1_2014DEZ03.J9];[T2_2014DEZ05.J9];[T3_2014DEZ05.J9])" office:value-type="float" office:value="177">
            <text:p>177</text:p>
          </table:table-cell>
          <table:table-cell table:formula="of:=AVERAGE([T1_2014DEZ03.K9];[T2_2014DEZ05.K9];[T3_2014DEZ05.K9])" office:value-type="float" office:value="31760.3333333333">
            <text:p>31760</text:p>
          </table:table-cell>
          <table:table-cell table:formula="of:=AVERAGE([T1_2014DEZ03.L9];[T2_2014DEZ05.L9];[T3_2014DEZ05.L9])" office:value-type="float" office:value="0">
            <text:p/>
          </table:table-cell>
          <table:table-cell table:formula="of:=AVERAGE([T1_2014DEZ03.M9];[T2_2014DEZ05.M9];[T3_2014DEZ05.M9])" office:value-type="float" office:value="0">
            <text:p/>
          </table:table-cell>
          <table:table-cell table:formula="of:=AVERAGE([T1_2014DEZ03.N9];[T2_2014DEZ05.N9];[T3_2014DEZ05.N9])" office:value-type="float" office:value="486">
            <text:p>486</text:p>
          </table:table-cell>
          <table:table-cell table:formula="of:=AVERAGE([T1_2014DEZ03.O9];[T2_2014DEZ05.O9];[T3_2014DEZ05.O9])" office:value-type="float" office:value="14479.6666666667">
            <text:p>14480</text:p>
          </table:table-cell>
        </table:table-row>
        <table:table-row table:style-name="ro1">
          <table:table-cell table:formula="of:=[T2_2014DEZ05.A10]" office:value-type="string" office:string-value="C500L5">
            <text:p>C500L5</text:p>
          </table:table-cell>
          <table:table-cell table:formula="of:=[T2_2014DEZ05.B10]" office:value-type="string" office:string-value="S2">
            <text:p>S2</text:p>
          </table:table-cell>
          <table:table-cell table:formula="of:=[T2_2014DEZ05.C10]" office:value-type="string" office:string-value="Trav#Trav2a">
            <text:p>Trav#Trav2a</text:p>
          </table:table-cell>
          <table:table-cell table:formula="of:=[T2_2014DEZ05.D10]" office:value-type="string" office:string-value="Hot">
            <text:p>Hot</text:p>
          </table:table-cell>
          <table:table-cell table:formula="of:=AVERAGE([T1_2014DEZ03.E10];[T2_2014DEZ05.E10];[T3_2014DEZ05.E10])" office:value-type="float" office:value="10490.6666666667">
            <text:p>10491</text:p>
          </table:table-cell>
          <table:table-cell table:formula="of:=AVERAGE([T1_2014DEZ03.F10];[T2_2014DEZ05.F10];[T3_2014DEZ05.F10])" office:value-type="float" office:value="0">
            <text:p/>
          </table:table-cell>
          <table:table-cell table:formula="of:=AVERAGE([T1_2014DEZ03.G10];[T2_2014DEZ05.G10];[T3_2014DEZ05.G10])" office:value-type="float" office:value="0">
            <text:p/>
          </table:table-cell>
          <table:table-cell table:formula="of:=AVERAGE([T1_2014DEZ03.H10];[T2_2014DEZ05.H10];[T3_2014DEZ05.H10])" office:value-type="float" office:value="58.3333333333333">
            <text:p>58</text:p>
          </table:table-cell>
          <table:table-cell table:formula="of:=AVERAGE([T1_2014DEZ03.I10];[T2_2014DEZ05.I10];[T3_2014DEZ05.I10])" office:value-type="float" office:value="0">
            <text:p/>
          </table:table-cell>
          <table:table-cell table:formula="of:=AVERAGE([T1_2014DEZ03.J10];[T2_2014DEZ05.J10];[T3_2014DEZ05.J10])" office:value-type="float" office:value="134">
            <text:p>134</text:p>
          </table:table-cell>
          <table:table-cell table:formula="of:=AVERAGE([T1_2014DEZ03.K10];[T2_2014DEZ05.K10];[T3_2014DEZ05.K10])" office:value-type="float" office:value="0">
            <text:p/>
          </table:table-cell>
          <table:table-cell table:formula="of:=AVERAGE([T1_2014DEZ03.L10];[T2_2014DEZ05.L10];[T3_2014DEZ05.L10])" office:value-type="float" office:value="0">
            <text:p/>
          </table:table-cell>
          <table:table-cell table:formula="of:=AVERAGE([T1_2014DEZ03.M10];[T2_2014DEZ05.M10];[T3_2014DEZ05.M10])" office:value-type="float" office:value="0">
            <text:p/>
          </table:table-cell>
          <table:table-cell table:formula="of:=AVERAGE([T1_2014DEZ03.N10];[T2_2014DEZ05.N10];[T3_2014DEZ05.N10])" office:value-type="float" office:value="486">
            <text:p>486</text:p>
          </table:table-cell>
          <table:table-cell table:formula="of:=AVERAGE([T1_2014DEZ03.O10];[T2_2014DEZ05.O10];[T3_2014DEZ05.O10])" office:value-type="float" office:value="10212">
            <text:p>10212</text:p>
          </table:table-cell>
        </table:table-row>
        <table:table-row table:style-name="ro1">
          <table:table-cell table:formula="of:=[T2_2014DEZ05.A11]" office:value-type="string" office:string-value="C500L5">
            <text:p>C500L5</text:p>
          </table:table-cell>
          <table:table-cell table:formula="of:=[T2_2014DEZ05.B11]" office:value-type="string" office:string-value="S3">
            <text:p>S3</text:p>
          </table:table-cell>
          <table:table-cell table:formula="of:=[T2_2014DEZ05.C11]" office:value-type="string" office:string-value="Trav#Trav1">
            <text:p>Trav#Trav1</text:p>
          </table:table-cell>
          <table:table-cell table:formula="of:=[T2_2014DEZ05.D11]" office:value-type="string" office:string-value="Cold">
            <text:p>Cold</text:p>
          </table:table-cell>
          <table:table-cell table:formula="of:=AVERAGE([T1_2014DEZ03.E11];[T2_2014DEZ05.E11];[T3_2014DEZ05.E11])" office:value-type="float" office:value="35698">
            <text:p>35698</text:p>
          </table:table-cell>
          <table:table-cell table:formula="of:=AVERAGE([T1_2014DEZ03.F11];[T2_2014DEZ05.F11];[T3_2014DEZ05.F11])" office:value-type="float" office:value="484.333333333333">
            <text:p>484</text:p>
          </table:table-cell>
          <table:table-cell table:formula="of:=AVERAGE([T1_2014DEZ03.G11];[T2_2014DEZ05.G11];[T3_2014DEZ05.G11])" office:value-type="float" office:value="1">
            <text:p>1</text:p>
          </table:table-cell>
          <table:table-cell table:formula="of:=AVERAGE([T1_2014DEZ03.H11];[T2_2014DEZ05.H11];[T3_2014DEZ05.H11])" office:value-type="float" office:value="1031">
            <text:p>1031</text:p>
          </table:table-cell>
          <table:table-cell table:formula="of:=AVERAGE([T1_2014DEZ03.I11];[T2_2014DEZ05.I11];[T3_2014DEZ05.I11])" office:value-type="float" office:value="30372.6666666667">
            <text:p>30373</text:p>
          </table:table-cell>
          <table:table-cell table:formula="of:=AVERAGE([T1_2014DEZ03.J11];[T2_2014DEZ05.J11];[T3_2014DEZ05.J11])" office:value-type="float" office:value="0">
            <text:p/>
          </table:table-cell>
          <table:table-cell table:formula="of:=AVERAGE([T1_2014DEZ03.K11];[T2_2014DEZ05.K11];[T3_2014DEZ05.K11])" office:value-type="float" office:value="32044">
            <text:p>32044</text:p>
          </table:table-cell>
          <table:table-cell table:formula="of:=AVERAGE([T1_2014DEZ03.L11];[T2_2014DEZ05.L11];[T3_2014DEZ05.L11])" office:value-type="float" office:value="0">
            <text:p/>
          </table:table-cell>
          <table:table-cell table:formula="of:=AVERAGE([T1_2014DEZ03.M11];[T2_2014DEZ05.M11];[T3_2014DEZ05.M11])" office:value-type="float" office:value="0">
            <text:p/>
          </table:table-cell>
          <table:table-cell table:formula="of:=AVERAGE([T1_2014DEZ03.N11];[T2_2014DEZ05.N11];[T3_2014DEZ05.N11])" office:value-type="float" office:value="0">
            <text:p/>
          </table:table-cell>
          <table:table-cell table:formula="of:=AVERAGE([T1_2014DEZ03.O11];[T2_2014DEZ05.O11];[T3_2014DEZ05.O11])" office:value-type="float" office:value="0">
            <text:p/>
          </table:table-cell>
        </table:table-row>
        <table:table-row table:style-name="ro1">
          <table:table-cell table:formula="of:=[T2_2014DEZ05.A12]" office:value-type="string" office:string-value="C500L5">
            <text:p>C500L5</text:p>
          </table:table-cell>
          <table:table-cell table:formula="of:=[T2_2014DEZ05.B12]" office:value-type="string" office:string-value="S3">
            <text:p>S3</text:p>
          </table:table-cell>
          <table:table-cell table:formula="of:=[T2_2014DEZ05.C12]" office:value-type="string" office:string-value="Trav#Trav1">
            <text:p>Trav#Trav1</text:p>
          </table:table-cell>
          <table:table-cell table:formula="of:=[T2_2014DEZ05.D12]" office:value-type="string" office:string-value="Hot">
            <text:p>Hot</text:p>
          </table:table-cell>
          <table:table-cell table:formula="of:=AVERAGE([T1_2014DEZ03.E12];[T2_2014DEZ05.E12];[T3_2014DEZ05.E12])" office:value-type="float" office:value="293.333333333333">
            <text:p>293</text:p>
          </table:table-cell>
          <table:table-cell table:formula="of:=AVERAGE([T1_2014DEZ03.F12];[T2_2014DEZ05.F12];[T3_2014DEZ05.F12])" office:value-type="float" office:value="0">
            <text:p/>
          </table:table-cell>
          <table:table-cell table:formula="of:=AVERAGE([T1_2014DEZ03.G12];[T2_2014DEZ05.G12];[T3_2014DEZ05.G12])" office:value-type="float" office:value="0">
            <text:p/>
          </table:table-cell>
          <table:table-cell table:formula="of:=AVERAGE([T1_2014DEZ03.H12];[T2_2014DEZ05.H12];[T3_2014DEZ05.H12])" office:value-type="float" office:value="0">
            <text:p/>
          </table:table-cell>
          <table:table-cell table:formula="of:=AVERAGE([T1_2014DEZ03.I12];[T2_2014DEZ05.I12];[T3_2014DEZ05.I12])" office:value-type="float" office:value="0">
            <text:p/>
          </table:table-cell>
          <table:table-cell table:formula="of:=AVERAGE([T1_2014DEZ03.J12];[T2_2014DEZ05.J12];[T3_2014DEZ05.J12])" office:value-type="float" office:value="0">
            <text:p/>
          </table:table-cell>
          <table:table-cell table:formula="of:=AVERAGE([T1_2014DEZ03.K12];[T2_2014DEZ05.K12];[T3_2014DEZ05.K12])" office:value-type="float" office:value="0">
            <text:p/>
          </table:table-cell>
          <table:table-cell table:formula="of:=AVERAGE([T1_2014DEZ03.L12];[T2_2014DEZ05.L12];[T3_2014DEZ05.L12])" office:value-type="float" office:value="0">
            <text:p/>
          </table:table-cell>
          <table:table-cell table:formula="of:=AVERAGE([T1_2014DEZ03.M12];[T2_2014DEZ05.M12];[T3_2014DEZ05.M12])" office:value-type="float" office:value="0">
            <text:p/>
          </table:table-cell>
          <table:table-cell table:formula="of:=AVERAGE([T1_2014DEZ03.N12];[T2_2014DEZ05.N12];[T3_2014DEZ05.N12])" office:value-type="float" office:value="0">
            <text:p/>
          </table:table-cell>
          <table:table-cell table:formula="of:=AVERAGE([T1_2014DEZ03.O12];[T2_2014DEZ05.O12];[T3_2014DEZ05.O12])" office:value-type="float" office:value="0">
            <text:p/>
          </table:table-cell>
        </table:table-row>
        <table:table-row table:style-name="ro1">
          <table:table-cell table:formula="of:=[T2_2014DEZ05.A13]" office:value-type="string" office:string-value="C500L5">
            <text:p>C500L5</text:p>
          </table:table-cell>
          <table:table-cell table:formula="of:=[T2_2014DEZ05.B13]" office:value-type="string" office:string-value="S3">
            <text:p>S3</text:p>
          </table:table-cell>
          <table:table-cell table:formula="of:=[T2_2014DEZ05.C13]" office:value-type="string" office:string-value="Trav#Trav2a">
            <text:p>Trav#Trav2a</text:p>
          </table:table-cell>
          <table:table-cell table:formula="of:=[T2_2014DEZ05.D13]" office:value-type="string" office:string-value="Cold">
            <text:p>Cold</text:p>
          </table:table-cell>
          <table:table-cell table:formula="of:=AVERAGE([T1_2014DEZ03.E13];[T2_2014DEZ05.E13];[T3_2014DEZ05.E13])" office:value-type="float" office:value="35721">
            <text:p>35721</text:p>
          </table:table-cell>
          <table:table-cell table:formula="of:=AVERAGE([T1_2014DEZ03.F13];[T2_2014DEZ05.F13];[T3_2014DEZ05.F13])" office:value-type="float" office:value="476">
            <text:p>476</text:p>
          </table:table-cell>
          <table:table-cell table:formula="of:=AVERAGE([T1_2014DEZ03.G13];[T2_2014DEZ05.G13];[T3_2014DEZ05.G13])" office:value-type="float" office:value="1">
            <text:p>1</text:p>
          </table:table-cell>
          <table:table-cell table:formula="of:=AVERAGE([T1_2014DEZ03.H13];[T2_2014DEZ05.H13];[T3_2014DEZ05.H13])" office:value-type="float" office:value="1015">
            <text:p>1015</text:p>
          </table:table-cell>
          <table:table-cell table:formula="of:=AVERAGE([T1_2014DEZ03.I13];[T2_2014DEZ05.I13];[T3_2014DEZ05.I13])" office:value-type="float" office:value="30286.3333333333">
            <text:p>30286</text:p>
          </table:table-cell>
          <table:table-cell table:formula="of:=AVERAGE([T1_2014DEZ03.J13];[T2_2014DEZ05.J13];[T3_2014DEZ05.J13])" office:value-type="float" office:value="95">
            <text:p>95</text:p>
          </table:table-cell>
          <table:table-cell table:formula="of:=AVERAGE([T1_2014DEZ03.K13];[T2_2014DEZ05.K13];[T3_2014DEZ05.K13])" office:value-type="float" office:value="31816.6666666667">
            <text:p>31817</text:p>
          </table:table-cell>
          <table:table-cell table:formula="of:=AVERAGE([T1_2014DEZ03.L13];[T2_2014DEZ05.L13];[T3_2014DEZ05.L13])" office:value-type="float" office:value="0">
            <text:p/>
          </table:table-cell>
          <table:table-cell table:formula="of:=AVERAGE([T1_2014DEZ03.M13];[T2_2014DEZ05.M13];[T3_2014DEZ05.M13])" office:value-type="float" office:value="0">
            <text:p/>
          </table:table-cell>
          <table:table-cell table:formula="of:=AVERAGE([T1_2014DEZ03.N13];[T2_2014DEZ05.N13];[T3_2014DEZ05.N13])" office:value-type="float" office:value="486">
            <text:p>486</text:p>
          </table:table-cell>
          <table:table-cell table:formula="of:=AVERAGE([T1_2014DEZ03.O13];[T2_2014DEZ05.O13];[T3_2014DEZ05.O13])" office:value-type="float" office:value="224.333333333333">
            <text:p>224</text:p>
          </table:table-cell>
        </table:table-row>
        <table:table-row table:style-name="ro1">
          <table:table-cell table:formula="of:=[T2_2014DEZ05.A14]" office:value-type="string" office:string-value="C500L5">
            <text:p>C500L5</text:p>
          </table:table-cell>
          <table:table-cell table:formula="of:=[T2_2014DEZ05.B14]" office:value-type="string" office:string-value="S3">
            <text:p>S3</text:p>
          </table:table-cell>
          <table:table-cell table:formula="of:=[T2_2014DEZ05.C14]" office:value-type="string" office:string-value="Trav#Trav2a">
            <text:p>Trav#Trav2a</text:p>
          </table:table-cell>
          <table:table-cell table:formula="of:=[T2_2014DEZ05.D14]" office:value-type="string" office:string-value="Hot">
            <text:p>Hot</text:p>
          </table:table-cell>
          <table:table-cell table:formula="of:=AVERAGE([T1_2014DEZ03.E14];[T2_2014DEZ05.E14];[T3_2014DEZ05.E14])" office:value-type="float" office:value="528">
            <text:p>528</text:p>
          </table:table-cell>
          <table:table-cell table:formula="of:=AVERAGE([T1_2014DEZ03.F14];[T2_2014DEZ05.F14];[T3_2014DEZ05.F14])" office:value-type="float" office:value="0">
            <text:p/>
          </table:table-cell>
          <table:table-cell table:formula="of:=AVERAGE([T1_2014DEZ03.G14];[T2_2014DEZ05.G14];[T3_2014DEZ05.G14])" office:value-type="float" office:value="0">
            <text:p/>
          </table:table-cell>
          <table:table-cell table:formula="of:=AVERAGE([T1_2014DEZ03.H14];[T2_2014DEZ05.H14];[T3_2014DEZ05.H14])" office:value-type="float" office:value="27.6666666666667">
            <text:p>28</text:p>
          </table:table-cell>
          <table:table-cell table:formula="of:=AVERAGE([T1_2014DEZ03.I14];[T2_2014DEZ05.I14];[T3_2014DEZ05.I14])" office:value-type="float" office:value="0">
            <text:p/>
          </table:table-cell>
          <table:table-cell table:formula="of:=AVERAGE([T1_2014DEZ03.J14];[T2_2014DEZ05.J14];[T3_2014DEZ05.J14])" office:value-type="float" office:value="57.3333333333333">
            <text:p>57</text:p>
          </table:table-cell>
          <table:table-cell table:formula="of:=AVERAGE([T1_2014DEZ03.K14];[T2_2014DEZ05.K14];[T3_2014DEZ05.K14])" office:value-type="float" office:value="0">
            <text:p/>
          </table:table-cell>
          <table:table-cell table:formula="of:=AVERAGE([T1_2014DEZ03.L14];[T2_2014DEZ05.L14];[T3_2014DEZ05.L14])" office:value-type="float" office:value="0">
            <text:p/>
          </table:table-cell>
          <table:table-cell table:formula="of:=AVERAGE([T1_2014DEZ03.M14];[T2_2014DEZ05.M14];[T3_2014DEZ05.M14])" office:value-type="float" office:value="0">
            <text:p/>
          </table:table-cell>
          <table:table-cell table:formula="of:=AVERAGE([T1_2014DEZ03.N14];[T2_2014DEZ05.N14];[T3_2014DEZ05.N14])" office:value-type="float" office:value="486">
            <text:p>486</text:p>
          </table:table-cell>
          <table:table-cell table:formula="of:=AVERAGE([T1_2014DEZ03.O14];[T2_2014DEZ05.O14];[T3_2014DEZ05.O14])" office:value-type="float" office:value="169">
            <text:p>169</text:p>
          </table:table-cell>
        </table:table-row>
        <table:table-row table:style-name="ro1">
          <table:table-cell table:formula="of:=[T2_2014DEZ05.A15]" office:value-type="string" office:string-value="C500L5">
            <text:p>C500L5</text:p>
          </table:table-cell>
          <table:table-cell table:formula="of:=[T2_2014DEZ05.B15]" office:value-type="string" office:string-value="S4">
            <text:p>S4</text:p>
          </table:table-cell>
          <table:table-cell table:formula="of:=[T2_2014DEZ05.C15]" office:value-type="string" office:string-value="Trav#Trav1">
            <text:p>Trav#Trav1</text:p>
          </table:table-cell>
          <table:table-cell table:formula="of:=[T2_2014DEZ05.D15]" office:value-type="string" office:string-value="Cold">
            <text:p>Cold</text:p>
          </table:table-cell>
          <table:table-cell table:formula="of:=AVERAGE([T1_2014DEZ03.E15];[T2_2014DEZ05.E15];[T3_2014DEZ05.E15])" office:value-type="float" office:value="7243.66666666667">
            <text:p>7244</text:p>
          </table:table-cell>
          <table:table-cell table:formula="of:=AVERAGE([T1_2014DEZ03.F15];[T2_2014DEZ05.F15];[T3_2014DEZ05.F15])" office:value-type="float" office:value="0">
            <text:p/>
          </table:table-cell>
          <table:table-cell table:formula="of:=AVERAGE([T1_2014DEZ03.G15];[T2_2014DEZ05.G15];[T3_2014DEZ05.G15])" office:value-type="float" office:value="0">
            <text:p/>
          </table:table-cell>
          <table:table-cell table:formula="of:=AVERAGE([T1_2014DEZ03.H15];[T2_2014DEZ05.H15];[T3_2014DEZ05.H15])" office:value-type="float" office:value="1153.66666666667">
            <text:p>1154</text:p>
          </table:table-cell>
          <table:table-cell table:formula="of:=AVERAGE([T1_2014DEZ03.I15];[T2_2014DEZ05.I15];[T3_2014DEZ05.I15])" office:value-type="float" office:value="0">
            <text:p/>
          </table:table-cell>
          <table:table-cell table:formula="of:=AVERAGE([T1_2014DEZ03.J15];[T2_2014DEZ05.J15];[T3_2014DEZ05.J15])" office:value-type="float" office:value="0">
            <text:p/>
          </table:table-cell>
          <table:table-cell table:formula="of:=AVERAGE([T1_2014DEZ03.K15];[T2_2014DEZ05.K15];[T3_2014DEZ05.K15])" office:value-type="float" office:value="2309.66666666667">
            <text:p>2310</text:p>
          </table:table-cell>
          <table:table-cell table:formula="of:=AVERAGE([T1_2014DEZ03.L15];[T2_2014DEZ05.L15];[T3_2014DEZ05.L15])" office:value-type="float" office:value="0">
            <text:p/>
          </table:table-cell>
          <table:table-cell table:formula="of:=AVERAGE([T1_2014DEZ03.M15];[T2_2014DEZ05.M15];[T3_2014DEZ05.M15])" office:value-type="float" office:value="0">
            <text:p/>
          </table:table-cell>
          <table:table-cell table:formula="of:=AVERAGE([T1_2014DEZ03.N15];[T2_2014DEZ05.N15];[T3_2014DEZ05.N15])" office:value-type="float" office:value="0">
            <text:p/>
          </table:table-cell>
          <table:table-cell table:formula="of:=AVERAGE([T1_2014DEZ03.O15];[T2_2014DEZ05.O15];[T3_2014DEZ05.O15])" office:value-type="float" office:value="0">
            <text:p/>
          </table:table-cell>
        </table:table-row>
        <table:table-row table:style-name="ro1">
          <table:table-cell table:formula="of:=[T2_2014DEZ05.A16]" office:value-type="string" office:string-value="C500L5">
            <text:p>C500L5</text:p>
          </table:table-cell>
          <table:table-cell table:formula="of:=[T2_2014DEZ05.B16]" office:value-type="string" office:string-value="S4">
            <text:p>S4</text:p>
          </table:table-cell>
          <table:table-cell table:formula="of:=[T2_2014DEZ05.C16]" office:value-type="string" office:string-value="Trav#Trav1">
            <text:p>Trav#Trav1</text:p>
          </table:table-cell>
          <table:table-cell table:formula="of:=[T2_2014DEZ05.D16]" office:value-type="string" office:string-value="Hot">
            <text:p>Hot</text:p>
          </table:table-cell>
          <table:table-cell table:formula="of:=AVERAGE([T1_2014DEZ03.E16];[T2_2014DEZ05.E16];[T3_2014DEZ05.E16])" office:value-type="float" office:value="272">
            <text:p>272</text:p>
          </table:table-cell>
          <table:table-cell table:formula="of:=AVERAGE([T1_2014DEZ03.F16];[T2_2014DEZ05.F16];[T3_2014DEZ05.F16])" office:value-type="float" office:value="0">
            <text:p/>
          </table:table-cell>
          <table:table-cell table:formula="of:=AVERAGE([T1_2014DEZ03.G16];[T2_2014DEZ05.G16];[T3_2014DEZ05.G16])" office:value-type="float" office:value="0">
            <text:p/>
          </table:table-cell>
          <table:table-cell table:formula="of:=AVERAGE([T1_2014DEZ03.H16];[T2_2014DEZ05.H16];[T3_2014DEZ05.H16])" office:value-type="float" office:value="0">
            <text:p/>
          </table:table-cell>
          <table:table-cell table:formula="of:=AVERAGE([T1_2014DEZ03.I16];[T2_2014DEZ05.I16];[T3_2014DEZ05.I16])" office:value-type="float" office:value="0">
            <text:p/>
          </table:table-cell>
          <table:table-cell table:formula="of:=AVERAGE([T1_2014DEZ03.J16];[T2_2014DEZ05.J16];[T3_2014DEZ05.J16])" office:value-type="float" office:value="0">
            <text:p/>
          </table:table-cell>
          <table:table-cell table:formula="of:=AVERAGE([T1_2014DEZ03.K16];[T2_2014DEZ05.K16];[T3_2014DEZ05.K16])" office:value-type="float" office:value="0">
            <text:p/>
          </table:table-cell>
          <table:table-cell table:formula="of:=AVERAGE([T1_2014DEZ03.L16];[T2_2014DEZ05.L16];[T3_2014DEZ05.L16])" office:value-type="float" office:value="0">
            <text:p/>
          </table:table-cell>
          <table:table-cell table:formula="of:=AVERAGE([T1_2014DEZ03.M16];[T2_2014DEZ05.M16];[T3_2014DEZ05.M16])" office:value-type="float" office:value="0">
            <text:p/>
          </table:table-cell>
          <table:table-cell table:formula="of:=AVERAGE([T1_2014DEZ03.N16];[T2_2014DEZ05.N16];[T3_2014DEZ05.N16])" office:value-type="float" office:value="0">
            <text:p/>
          </table:table-cell>
          <table:table-cell table:formula="of:=AVERAGE([T1_2014DEZ03.O16];[T2_2014DEZ05.O16];[T3_2014DEZ05.O16])" office:value-type="float" office:value="0">
            <text:p/>
          </table:table-cell>
        </table:table-row>
        <table:table-row table:style-name="ro1">
          <table:table-cell table:formula="of:=[T2_2014DEZ05.A17]" office:value-type="string" office:string-value="C500L5">
            <text:p>C500L5</text:p>
          </table:table-cell>
          <table:table-cell table:formula="of:=[T2_2014DEZ05.B17]" office:value-type="string" office:string-value="S4">
            <text:p>S4</text:p>
          </table:table-cell>
          <table:table-cell table:formula="of:=[T2_2014DEZ05.C17]" office:value-type="string" office:string-value="Trav#Trav2a">
            <text:p>Trav#Trav2a</text:p>
          </table:table-cell>
          <table:table-cell table:formula="of:=[T2_2014DEZ05.D17]" office:value-type="string" office:string-value="Cold">
            <text:p>Cold</text:p>
          </table:table-cell>
          <table:table-cell table:formula="of:=AVERAGE([T1_2014DEZ03.E17];[T2_2014DEZ05.E17];[T3_2014DEZ05.E17])" office:value-type="float" office:value="24027.3333333333">
            <text:p>24027</text:p>
          </table:table-cell>
          <table:table-cell table:formula="of:=AVERAGE([T1_2014DEZ03.F17];[T2_2014DEZ05.F17];[T3_2014DEZ05.F17])" office:value-type="float" office:value="0">
            <text:p/>
          </table:table-cell>
          <table:table-cell table:formula="of:=AVERAGE([T1_2014DEZ03.G17];[T2_2014DEZ05.G17];[T3_2014DEZ05.G17])" office:value-type="float" office:value="0">
            <text:p/>
          </table:table-cell>
          <table:table-cell table:formula="of:=AVERAGE([T1_2014DEZ03.H17];[T2_2014DEZ05.H17];[T3_2014DEZ05.H17])" office:value-type="float" office:value="854">
            <text:p>854</text:p>
          </table:table-cell>
          <table:table-cell table:formula="of:=AVERAGE([T1_2014DEZ03.I17];[T2_2014DEZ05.I17];[T3_2014DEZ05.I17])" office:value-type="float" office:value="0">
            <text:p/>
          </table:table-cell>
          <table:table-cell table:formula="of:=AVERAGE([T1_2014DEZ03.J17];[T2_2014DEZ05.J17];[T3_2014DEZ05.J17])" office:value-type="float" office:value="228">
            <text:p>228</text:p>
          </table:table-cell>
          <table:table-cell table:formula="of:=AVERAGE([T1_2014DEZ03.K17];[T2_2014DEZ05.K17];[T3_2014DEZ05.K17])" office:value-type="float" office:value="1635.33333333333">
            <text:p>1635</text:p>
          </table:table-cell>
          <table:table-cell table:formula="of:=AVERAGE([T1_2014DEZ03.L17];[T2_2014DEZ05.L17];[T3_2014DEZ05.L17])" office:value-type="float" office:value="0">
            <text:p/>
          </table:table-cell>
          <table:table-cell table:formula="of:=AVERAGE([T1_2014DEZ03.M17];[T2_2014DEZ05.M17];[T3_2014DEZ05.M17])" office:value-type="float" office:value="0">
            <text:p/>
          </table:table-cell>
          <table:table-cell table:formula="of:=AVERAGE([T1_2014DEZ03.N17];[T2_2014DEZ05.N17];[T3_2014DEZ05.N17])" office:value-type="float" office:value="486">
            <text:p>486</text:p>
          </table:table-cell>
          <table:table-cell table:formula="of:=AVERAGE([T1_2014DEZ03.O17];[T2_2014DEZ05.O17];[T3_2014DEZ05.O17])" office:value-type="float" office:value="17759.6666666667">
            <text:p>17760</text:p>
          </table:table-cell>
        </table:table-row>
        <table:table-row table:style-name="ro1">
          <table:table-cell table:formula="of:=[T2_2014DEZ05.A18]" office:value-type="string" office:string-value="C500L5">
            <text:p>C500L5</text:p>
          </table:table-cell>
          <table:table-cell table:formula="of:=[T2_2014DEZ05.B18]" office:value-type="string" office:string-value="S4">
            <text:p>S4</text:p>
          </table:table-cell>
          <table:table-cell table:formula="of:=[T2_2014DEZ05.C18]" office:value-type="string" office:string-value="Trav#Trav2a">
            <text:p>Trav#Trav2a</text:p>
          </table:table-cell>
          <table:table-cell table:formula="of:=[T2_2014DEZ05.D18]" office:value-type="string" office:string-value="Hot">
            <text:p>Hot</text:p>
          </table:table-cell>
          <table:table-cell table:formula="of:=AVERAGE([T1_2014DEZ03.E18];[T2_2014DEZ05.E18];[T3_2014DEZ05.E18])" office:value-type="float" office:value="12531.6666666667">
            <text:p>12532</text:p>
          </table:table-cell>
          <table:table-cell table:formula="of:=AVERAGE([T1_2014DEZ03.F18];[T2_2014DEZ05.F18];[T3_2014DEZ05.F18])" office:value-type="float" office:value="0">
            <text:p/>
          </table:table-cell>
          <table:table-cell table:formula="of:=AVERAGE([T1_2014DEZ03.G18];[T2_2014DEZ05.G18];[T3_2014DEZ05.G18])" office:value-type="float" office:value="0">
            <text:p/>
          </table:table-cell>
          <table:table-cell table:formula="of:=AVERAGE([T1_2014DEZ03.H18];[T2_2014DEZ05.H18];[T3_2014DEZ05.H18])" office:value-type="float" office:value="55">
            <text:p>55</text:p>
          </table:table-cell>
          <table:table-cell table:formula="of:=AVERAGE([T1_2014DEZ03.I18];[T2_2014DEZ05.I18];[T3_2014DEZ05.I18])" office:value-type="float" office:value="0">
            <text:p/>
          </table:table-cell>
          <table:table-cell table:formula="of:=AVERAGE([T1_2014DEZ03.J18];[T2_2014DEZ05.J18];[T3_2014DEZ05.J18])" office:value-type="float" office:value="131">
            <text:p>131</text:p>
          </table:table-cell>
          <table:table-cell table:formula="of:=AVERAGE([T1_2014DEZ03.K18];[T2_2014DEZ05.K18];[T3_2014DEZ05.K18])" office:value-type="float" office:value="0">
            <text:p/>
          </table:table-cell>
          <table:table-cell table:formula="of:=AVERAGE([T1_2014DEZ03.L18];[T2_2014DEZ05.L18];[T3_2014DEZ05.L18])" office:value-type="float" office:value="0">
            <text:p/>
          </table:table-cell>
          <table:table-cell table:formula="of:=AVERAGE([T1_2014DEZ03.M18];[T2_2014DEZ05.M18];[T3_2014DEZ05.M18])" office:value-type="float" office:value="0">
            <text:p/>
          </table:table-cell>
          <table:table-cell table:formula="of:=AVERAGE([T1_2014DEZ03.N18];[T2_2014DEZ05.N18];[T3_2014DEZ05.N18])" office:value-type="float" office:value="486">
            <text:p>486</text:p>
          </table:table-cell>
          <table:table-cell table:formula="of:=AVERAGE([T1_2014DEZ03.O18];[T2_2014DEZ05.O18];[T3_2014DEZ05.O18])" office:value-type="float" office:value="12246">
            <text:p>12246</text:p>
          </table:table-cell>
        </table:table-row>
        <table:table-row table:style-name="ro1">
          <table:table-cell table:formula="of:=[T2_2014DEZ05.A19]" office:value-type="string" office:string-value="C500L5">
            <text:p>C500L5</text:p>
          </table:table-cell>
          <table:table-cell table:formula="of:=[T2_2014DEZ05.B19]" office:value-type="string" office:string-value="S1">
            <text:p>S1</text:p>
          </table:table-cell>
          <table:table-cell table:formula="of:=[T2_2014DEZ05.C19]" office:value-type="string" office:string-value="Trav#Trav1">
            <text:p>Trav#Trav1</text:p>
          </table:table-cell>
          <table:table-cell table:formula="of:=[T2_2014DEZ05.D19]" office:value-type="string" office:string-value="Cold">
            <text:p>Cold</text:p>
          </table:table-cell>
          <table:table-cell table:formula="of:=AVERAGE([T1_2014DEZ03.E19];[T2_2014DEZ05.E19];[T3_2014DEZ05.E19])" office:value-type="float" office:value="9061.66666666667">
            <text:p>9062</text:p>
          </table:table-cell>
          <table:table-cell table:formula="of:=AVERAGE([T1_2014DEZ03.F19];[T2_2014DEZ05.F19];[T3_2014DEZ05.F19])" office:value-type="float" office:value="508">
            <text:p>508</text:p>
          </table:table-cell>
          <table:table-cell table:formula="of:=AVERAGE([T1_2014DEZ03.G19];[T2_2014DEZ05.G19];[T3_2014DEZ05.G19])" office:value-type="float" office:value="1">
            <text:p>1</text:p>
          </table:table-cell>
          <table:table-cell table:formula="of:=AVERAGE([T1_2014DEZ03.H19];[T2_2014DEZ05.H19];[T3_2014DEZ05.H19])" office:value-type="float" office:value="1394.33333333333">
            <text:p>1394</text:p>
          </table:table-cell>
          <table:table-cell table:formula="of:=AVERAGE([T1_2014DEZ03.I19];[T2_2014DEZ05.I19];[T3_2014DEZ05.I19])" office:value-type="float" office:value="2806.66666666667">
            <text:p>2807</text:p>
          </table:table-cell>
          <table:table-cell table:formula="of:=AVERAGE([T1_2014DEZ03.J19];[T2_2014DEZ05.J19];[T3_2014DEZ05.J19])" office:value-type="float" office:value="0">
            <text:p/>
          </table:table-cell>
          <table:table-cell table:formula="of:=AVERAGE([T1_2014DEZ03.K19];[T2_2014DEZ05.K19];[T3_2014DEZ05.K19])" office:value-type="float" office:value="4682.66666666667">
            <text:p>4683</text:p>
          </table:table-cell>
          <table:table-cell table:formula="of:=AVERAGE([T1_2014DEZ03.L19];[T2_2014DEZ05.L19];[T3_2014DEZ05.L19])" office:value-type="float" office:value="0">
            <text:p/>
          </table:table-cell>
          <table:table-cell table:formula="of:=AVERAGE([T1_2014DEZ03.M19];[T2_2014DEZ05.M19];[T3_2014DEZ05.M19])" office:value-type="float" office:value="0">
            <text:p/>
          </table:table-cell>
          <table:table-cell table:formula="of:=AVERAGE([T1_2014DEZ03.N19];[T2_2014DEZ05.N19];[T3_2014DEZ05.N19])" office:value-type="float" office:value="0">
            <text:p/>
          </table:table-cell>
          <table:table-cell table:formula="of:=AVERAGE([T1_2014DEZ03.O19];[T2_2014DEZ05.O19];[T3_2014DEZ05.O19])" office:value-type="float" office:value="0">
            <text:p/>
          </table:table-cell>
        </table:table-row>
        <table:table-row table:style-name="ro1">
          <table:table-cell table:formula="of:=[T2_2014DEZ05.A20]" office:value-type="string" office:string-value="C500L5">
            <text:p>C500L5</text:p>
          </table:table-cell>
          <table:table-cell table:formula="of:=[T2_2014DEZ05.B20]" office:value-type="string" office:string-value="S1">
            <text:p>S1</text:p>
          </table:table-cell>
          <table:table-cell table:formula="of:=[T2_2014DEZ05.C20]" office:value-type="string" office:string-value="Trav#Trav1">
            <text:p>Trav#Trav1</text:p>
          </table:table-cell>
          <table:table-cell table:formula="of:=[T2_2014DEZ05.D20]" office:value-type="string" office:string-value="Hot">
            <text:p>Hot</text:p>
          </table:table-cell>
          <table:table-cell table:formula="of:=AVERAGE([T1_2014DEZ03.E20];[T2_2014DEZ05.E20];[T3_2014DEZ05.E20])" office:value-type="float" office:value="294">
            <text:p>294</text:p>
          </table:table-cell>
          <table:table-cell table:formula="of:=AVERAGE([T1_2014DEZ03.F20];[T2_2014DEZ05.F20];[T3_2014DEZ05.F20])" office:value-type="float" office:value="0">
            <text:p/>
          </table:table-cell>
          <table:table-cell table:formula="of:=AVERAGE([T1_2014DEZ03.G20];[T2_2014DEZ05.G20];[T3_2014DEZ05.G20])" office:value-type="float" office:value="0">
            <text:p/>
          </table:table-cell>
          <table:table-cell table:formula="of:=AVERAGE([T1_2014DEZ03.H20];[T2_2014DEZ05.H20];[T3_2014DEZ05.H20])" office:value-type="float" office:value="0">
            <text:p/>
          </table:table-cell>
          <table:table-cell table:formula="of:=AVERAGE([T1_2014DEZ03.I20];[T2_2014DEZ05.I20];[T3_2014DEZ05.I20])" office:value-type="float" office:value="0">
            <text:p/>
          </table:table-cell>
          <table:table-cell table:formula="of:=AVERAGE([T1_2014DEZ03.J20];[T2_2014DEZ05.J20];[T3_2014DEZ05.J20])" office:value-type="float" office:value="0">
            <text:p/>
          </table:table-cell>
          <table:table-cell table:formula="of:=AVERAGE([T1_2014DEZ03.K20];[T2_2014DEZ05.K20];[T3_2014DEZ05.K20])" office:value-type="float" office:value="0">
            <text:p/>
          </table:table-cell>
          <table:table-cell table:formula="of:=AVERAGE([T1_2014DEZ03.L20];[T2_2014DEZ05.L20];[T3_2014DEZ05.L20])" office:value-type="float" office:value="0">
            <text:p/>
          </table:table-cell>
          <table:table-cell table:formula="of:=AVERAGE([T1_2014DEZ03.M20];[T2_2014DEZ05.M20];[T3_2014DEZ05.M20])" office:value-type="float" office:value="0">
            <text:p/>
          </table:table-cell>
          <table:table-cell table:formula="of:=AVERAGE([T1_2014DEZ03.N20];[T2_2014DEZ05.N20];[T3_2014DEZ05.N20])" office:value-type="float" office:value="0">
            <text:p/>
          </table:table-cell>
          <table:table-cell table:formula="of:=AVERAGE([T1_2014DEZ03.O20];[T2_2014DEZ05.O20];[T3_2014DEZ05.O20])" office:value-type="float" office:value="0">
            <text:p/>
          </table:table-cell>
        </table:table-row>
        <table:table-row table:style-name="ro1">
          <table:table-cell table:formula="of:=[T2_2014DEZ05.A21]" office:value-type="string" office:string-value="C500L5">
            <text:p>C500L5</text:p>
          </table:table-cell>
          <table:table-cell table:formula="of:=[T2_2014DEZ05.B21]" office:value-type="string" office:string-value="S1">
            <text:p>S1</text:p>
          </table:table-cell>
          <table:table-cell table:formula="of:=[T2_2014DEZ05.C21]" office:value-type="string" office:string-value="Trav#Trav2a">
            <text:p>Trav#Trav2a</text:p>
          </table:table-cell>
          <table:table-cell table:formula="of:=[T2_2014DEZ05.D21]" office:value-type="string" office:string-value="Cold">
            <text:p>Cold</text:p>
          </table:table-cell>
          <table:table-cell table:formula="of:=AVERAGE([T1_2014DEZ03.E21];[T2_2014DEZ05.E21];[T3_2014DEZ05.E21])" office:value-type="float" office:value="9609">
            <text:p>9609</text:p>
          </table:table-cell>
          <table:table-cell table:formula="of:=AVERAGE([T1_2014DEZ03.F21];[T2_2014DEZ05.F21];[T3_2014DEZ05.F21])" office:value-type="float" office:value="504.333333333333">
            <text:p>504</text:p>
          </table:table-cell>
          <table:table-cell table:formula="of:=AVERAGE([T1_2014DEZ03.G21];[T2_2014DEZ05.G21];[T3_2014DEZ05.G21])" office:value-type="float" office:value="1">
            <text:p>1</text:p>
          </table:table-cell>
          <table:table-cell table:formula="of:=AVERAGE([T1_2014DEZ03.H21];[T2_2014DEZ05.H21];[T3_2014DEZ05.H21])" office:value-type="float" office:value="1239.66666666667">
            <text:p>1240</text:p>
          </table:table-cell>
          <table:table-cell table:formula="of:=AVERAGE([T1_2014DEZ03.I21];[T2_2014DEZ05.I21];[T3_2014DEZ05.I21])" office:value-type="float" office:value="2770">
            <text:p>2770</text:p>
          </table:table-cell>
          <table:table-cell table:formula="of:=AVERAGE([T1_2014DEZ03.J21];[T2_2014DEZ05.J21];[T3_2014DEZ05.J21])" office:value-type="float" office:value="142.333333333333">
            <text:p>142</text:p>
          </table:table-cell>
          <table:table-cell table:formula="of:=AVERAGE([T1_2014DEZ03.K21];[T2_2014DEZ05.K21];[T3_2014DEZ05.K21])" office:value-type="float" office:value="4407">
            <text:p>4407</text:p>
          </table:table-cell>
          <table:table-cell table:formula="of:=AVERAGE([T1_2014DEZ03.L21];[T2_2014DEZ05.L21];[T3_2014DEZ05.L21])" office:value-type="float" office:value="0">
            <text:p/>
          </table:table-cell>
          <table:table-cell table:formula="of:=AVERAGE([T1_2014DEZ03.M21];[T2_2014DEZ05.M21];[T3_2014DEZ05.M21])" office:value-type="float" office:value="0">
            <text:p/>
          </table:table-cell>
          <table:table-cell table:formula="of:=AVERAGE([T1_2014DEZ03.N21];[T2_2014DEZ05.N21];[T3_2014DEZ05.N21])" office:value-type="float" office:value="486">
            <text:p>486</text:p>
          </table:table-cell>
          <table:table-cell table:formula="of:=AVERAGE([T1_2014DEZ03.O21];[T2_2014DEZ05.O21];[T3_2014DEZ05.O21])" office:value-type="float" office:value="533.666666666667">
            <text:p>534</text:p>
          </table:table-cell>
        </table:table-row>
        <table:table-row table:style-name="ro1">
          <table:table-cell table:formula="of:=[T2_2014DEZ05.A22]" office:value-type="string" office:string-value="C500L5">
            <text:p>C500L5</text:p>
          </table:table-cell>
          <table:table-cell table:formula="of:=[T2_2014DEZ05.B22]" office:value-type="string" office:string-value="S1">
            <text:p>S1</text:p>
          </table:table-cell>
          <table:table-cell table:formula="of:=[T2_2014DEZ05.C22]" office:value-type="string" office:string-value="Trav#Trav2a">
            <text:p>Trav#Trav2a</text:p>
          </table:table-cell>
          <table:table-cell table:formula="of:=[T2_2014DEZ05.D22]" office:value-type="string" office:string-value="Hot">
            <text:p>Hot</text:p>
          </table:table-cell>
          <table:table-cell table:formula="of:=AVERAGE([T1_2014DEZ03.E22];[T2_2014DEZ05.E22];[T3_2014DEZ05.E22])" office:value-type="float" office:value="568.333333333333">
            <text:p>568</text:p>
          </table:table-cell>
          <table:table-cell table:formula="of:=AVERAGE([T1_2014DEZ03.F22];[T2_2014DEZ05.F22];[T3_2014DEZ05.F22])" office:value-type="float" office:value="0">
            <text:p/>
          </table:table-cell>
          <table:table-cell table:formula="of:=AVERAGE([T1_2014DEZ03.G22];[T2_2014DEZ05.G22];[T3_2014DEZ05.G22])" office:value-type="float" office:value="0">
            <text:p/>
          </table:table-cell>
          <table:table-cell table:formula="of:=AVERAGE([T1_2014DEZ03.H22];[T2_2014DEZ05.H22];[T3_2014DEZ05.H22])" office:value-type="float" office:value="47">
            <text:p>47</text:p>
          </table:table-cell>
          <table:table-cell table:formula="of:=AVERAGE([T1_2014DEZ03.I22];[T2_2014DEZ05.I22];[T3_2014DEZ05.I22])" office:value-type="float" office:value="0">
            <text:p/>
          </table:table-cell>
          <table:table-cell table:formula="of:=AVERAGE([T1_2014DEZ03.J22];[T2_2014DEZ05.J22];[T3_2014DEZ05.J22])" office:value-type="float" office:value="97.3333333333333">
            <text:p>97</text:p>
          </table:table-cell>
          <table:table-cell table:formula="of:=AVERAGE([T1_2014DEZ03.K22];[T2_2014DEZ05.K22];[T3_2014DEZ05.K22])" office:value-type="float" office:value="0">
            <text:p/>
          </table:table-cell>
          <table:table-cell table:formula="of:=AVERAGE([T1_2014DEZ03.L22];[T2_2014DEZ05.L22];[T3_2014DEZ05.L22])" office:value-type="float" office:value="0">
            <text:p/>
          </table:table-cell>
          <table:table-cell table:formula="of:=AVERAGE([T1_2014DEZ03.M22];[T2_2014DEZ05.M22];[T3_2014DEZ05.M22])" office:value-type="float" office:value="0">
            <text:p/>
          </table:table-cell>
          <table:table-cell table:formula="of:=AVERAGE([T1_2014DEZ03.N22];[T2_2014DEZ05.N22];[T3_2014DEZ05.N22])" office:value-type="float" office:value="486">
            <text:p>486</text:p>
          </table:table-cell>
          <table:table-cell table:formula="of:=AVERAGE([T1_2014DEZ03.O22];[T2_2014DEZ05.O22];[T3_2014DEZ05.O22])" office:value-type="float" office:value="169.333333333333">
            <text:p>169</text:p>
          </table:table-cell>
        </table:table-row>
        <table:table-row table:style-name="ro1">
          <table:table-cell table:formula="of:=[T2_2014DEZ05.A23]" office:value-type="string" office:string-value="C500L5">
            <text:p>C500L5</text:p>
          </table:table-cell>
          <table:table-cell table:formula="of:=[T2_2014DEZ05.B23]" office:value-type="string" office:string-value="S1">
            <text:p>S1</text:p>
          </table:table-cell>
          <table:table-cell table:formula="of:=[T2_2014DEZ05.C23]" office:value-type="string" office:string-value="Trav#Trav1">
            <text:p>Trav#Trav1</text:p>
          </table:table-cell>
          <table:table-cell table:formula="of:=[T2_2014DEZ05.D23]" office:value-type="string" office:string-value="Cold">
            <text:p>Cold</text:p>
          </table:table-cell>
          <table:table-cell table:formula="of:=AVERAGE([T1_2014DEZ03.E23];[T2_2014DEZ05.E23];[T3_2014DEZ05.E23])" office:value-type="float" office:value="6420.66666666667">
            <text:p>6421</text:p>
          </table:table-cell>
          <table:table-cell table:formula="of:=AVERAGE([T1_2014DEZ03.F23];[T2_2014DEZ05.F23];[T3_2014DEZ05.F23])" office:value-type="float" office:value="0">
            <text:p/>
          </table:table-cell>
          <table:table-cell table:formula="of:=AVERAGE([T1_2014DEZ03.G23];[T2_2014DEZ05.G23];[T3_2014DEZ05.G23])" office:value-type="float" office:value="0">
            <text:p/>
          </table:table-cell>
          <table:table-cell table:formula="of:=AVERAGE([T1_2014DEZ03.H23];[T2_2014DEZ05.H23];[T3_2014DEZ05.H23])" office:value-type="float" office:value="1252.33333333333">
            <text:p>1252</text:p>
          </table:table-cell>
          <table:table-cell table:formula="of:=AVERAGE([T1_2014DEZ03.I23];[T2_2014DEZ05.I23];[T3_2014DEZ05.I23])" office:value-type="float" office:value="0">
            <text:p/>
          </table:table-cell>
          <table:table-cell table:formula="of:=AVERAGE([T1_2014DEZ03.J23];[T2_2014DEZ05.J23];[T3_2014DEZ05.J23])" office:value-type="float" office:value="0">
            <text:p/>
          </table:table-cell>
          <table:table-cell table:formula="of:=AVERAGE([T1_2014DEZ03.K23];[T2_2014DEZ05.K23];[T3_2014DEZ05.K23])" office:value-type="float" office:value="1585">
            <text:p>1585</text:p>
          </table:table-cell>
          <table:table-cell table:formula="of:=AVERAGE([T1_2014DEZ03.L23];[T2_2014DEZ05.L23];[T3_2014DEZ05.L23])" office:value-type="float" office:value="0">
            <text:p/>
          </table:table-cell>
          <table:table-cell table:formula="of:=AVERAGE([T1_2014DEZ03.M23];[T2_2014DEZ05.M23];[T3_2014DEZ05.M23])" office:value-type="float" office:value="0">
            <text:p/>
          </table:table-cell>
          <table:table-cell table:formula="of:=AVERAGE([T1_2014DEZ03.N23];[T2_2014DEZ05.N23];[T3_2014DEZ05.N23])" office:value-type="float" office:value="0">
            <text:p/>
          </table:table-cell>
          <table:table-cell table:formula="of:=AVERAGE([T1_2014DEZ03.O23];[T2_2014DEZ05.O23];[T3_2014DEZ05.O23])" office:value-type="float" office:value="0">
            <text:p/>
          </table:table-cell>
        </table:table-row>
        <table:table-row table:style-name="ro1">
          <table:table-cell table:formula="of:=[T2_2014DEZ05.A24]" office:value-type="string" office:string-value="C500L5">
            <text:p>C500L5</text:p>
          </table:table-cell>
          <table:table-cell table:formula="of:=[T2_2014DEZ05.B24]" office:value-type="string" office:string-value="S1">
            <text:p>S1</text:p>
          </table:table-cell>
          <table:table-cell table:formula="of:=[T2_2014DEZ05.C24]" office:value-type="string" office:string-value="Trav#Trav1">
            <text:p>Trav#Trav1</text:p>
          </table:table-cell>
          <table:table-cell table:formula="of:=[T2_2014DEZ05.D24]" office:value-type="string" office:string-value="Hot">
            <text:p>Hot</text:p>
          </table:table-cell>
          <table:table-cell table:formula="of:=AVERAGE([T1_2014DEZ03.E24];[T2_2014DEZ05.E24];[T3_2014DEZ05.E24])" office:value-type="float" office:value="290">
            <text:p>290</text:p>
          </table:table-cell>
          <table:table-cell table:formula="of:=AVERAGE([T1_2014DEZ03.F24];[T2_2014DEZ05.F24];[T3_2014DEZ05.F24])" office:value-type="float" office:value="0">
            <text:p/>
          </table:table-cell>
          <table:table-cell table:formula="of:=AVERAGE([T1_2014DEZ03.G24];[T2_2014DEZ05.G24];[T3_2014DEZ05.G24])" office:value-type="float" office:value="0">
            <text:p/>
          </table:table-cell>
          <table:table-cell table:formula="of:=AVERAGE([T1_2014DEZ03.H24];[T2_2014DEZ05.H24];[T3_2014DEZ05.H24])" office:value-type="float" office:value="0">
            <text:p/>
          </table:table-cell>
          <table:table-cell table:formula="of:=AVERAGE([T1_2014DEZ03.I24];[T2_2014DEZ05.I24];[T3_2014DEZ05.I24])" office:value-type="float" office:value="0">
            <text:p/>
          </table:table-cell>
          <table:table-cell table:formula="of:=AVERAGE([T1_2014DEZ03.J24];[T2_2014DEZ05.J24];[T3_2014DEZ05.J24])" office:value-type="float" office:value="0">
            <text:p/>
          </table:table-cell>
          <table:table-cell table:formula="of:=AVERAGE([T1_2014DEZ03.K24];[T2_2014DEZ05.K24];[T3_2014DEZ05.K24])" office:value-type="float" office:value="0">
            <text:p/>
          </table:table-cell>
          <table:table-cell table:formula="of:=AVERAGE([T1_2014DEZ03.L24];[T2_2014DEZ05.L24];[T3_2014DEZ05.L24])" office:value-type="float" office:value="0">
            <text:p/>
          </table:table-cell>
          <table:table-cell table:formula="of:=AVERAGE([T1_2014DEZ03.M24];[T2_2014DEZ05.M24];[T3_2014DEZ05.M24])" office:value-type="float" office:value="0">
            <text:p/>
          </table:table-cell>
          <table:table-cell table:formula="of:=AVERAGE([T1_2014DEZ03.N24];[T2_2014DEZ05.N24];[T3_2014DEZ05.N24])" office:value-type="float" office:value="0">
            <text:p/>
          </table:table-cell>
          <table:table-cell table:formula="of:=AVERAGE([T1_2014DEZ03.O24];[T2_2014DEZ05.O24];[T3_2014DEZ05.O24])" office:value-type="float" office:value="0">
            <text:p/>
          </table:table-cell>
        </table:table-row>
        <table:table-row table:style-name="ro1">
          <table:table-cell table:formula="of:=[T2_2014DEZ05.A25]" office:value-type="string" office:string-value="C500L5">
            <text:p>C500L5</text:p>
          </table:table-cell>
          <table:table-cell table:formula="of:=[T2_2014DEZ05.B25]" office:value-type="string" office:string-value="S1">
            <text:p>S1</text:p>
          </table:table-cell>
          <table:table-cell table:formula="of:=[T2_2014DEZ05.C25]" office:value-type="string" office:string-value="Trav#Trav2a">
            <text:p>Trav#Trav2a</text:p>
          </table:table-cell>
          <table:table-cell table:formula="of:=[T2_2014DEZ05.D25]" office:value-type="string" office:string-value="Cold">
            <text:p>Cold</text:p>
          </table:table-cell>
          <table:table-cell table:formula="of:=AVERAGE([T1_2014DEZ03.E25];[T2_2014DEZ05.E25];[T3_2014DEZ05.E25])" office:value-type="float" office:value="6866">
            <text:p>6866</text:p>
          </table:table-cell>
          <table:table-cell table:formula="of:=AVERAGE([T1_2014DEZ03.F25];[T2_2014DEZ05.F25];[T3_2014DEZ05.F25])" office:value-type="float" office:value="0">
            <text:p/>
          </table:table-cell>
          <table:table-cell table:formula="of:=AVERAGE([T1_2014DEZ03.G25];[T2_2014DEZ05.G25];[T3_2014DEZ05.G25])" office:value-type="float" office:value="0">
            <text:p/>
          </table:table-cell>
          <table:table-cell table:formula="of:=AVERAGE([T1_2014DEZ03.H25];[T2_2014DEZ05.H25];[T3_2014DEZ05.H25])" office:value-type="float" office:value="1283.66666666667">
            <text:p>1284</text:p>
          </table:table-cell>
          <table:table-cell table:formula="of:=AVERAGE([T1_2014DEZ03.I25];[T2_2014DEZ05.I25];[T3_2014DEZ05.I25])" office:value-type="float" office:value="0">
            <text:p/>
          </table:table-cell>
          <table:table-cell table:formula="of:=AVERAGE([T1_2014DEZ03.J25];[T2_2014DEZ05.J25];[T3_2014DEZ05.J25])" office:value-type="float" office:value="99">
            <text:p>99</text:p>
          </table:table-cell>
          <table:table-cell table:formula="of:=AVERAGE([T1_2014DEZ03.K25];[T2_2014DEZ05.K25];[T3_2014DEZ05.K25])" office:value-type="float" office:value="1555.66666666667">
            <text:p>1556</text:p>
          </table:table-cell>
          <table:table-cell table:formula="of:=AVERAGE([T1_2014DEZ03.L25];[T2_2014DEZ05.L25];[T3_2014DEZ05.L25])" office:value-type="float" office:value="0">
            <text:p/>
          </table:table-cell>
          <table:table-cell table:formula="of:=AVERAGE([T1_2014DEZ03.M25];[T2_2014DEZ05.M25];[T3_2014DEZ05.M25])" office:value-type="float" office:value="0">
            <text:p/>
          </table:table-cell>
          <table:table-cell table:formula="of:=AVERAGE([T1_2014DEZ03.N25];[T2_2014DEZ05.N25];[T3_2014DEZ05.N25])" office:value-type="float" office:value="486">
            <text:p>486</text:p>
          </table:table-cell>
          <table:table-cell table:formula="of:=AVERAGE([T1_2014DEZ03.O25];[T2_2014DEZ05.O25];[T3_2014DEZ05.O25])" office:value-type="float" office:value="295">
            <text:p>295</text:p>
          </table:table-cell>
        </table:table-row>
        <table:table-row table:style-name="ro1">
          <table:table-cell table:formula="of:=[T2_2014DEZ05.A26]" office:value-type="string" office:string-value="C500L5">
            <text:p>C500L5</text:p>
          </table:table-cell>
          <table:table-cell table:formula="of:=[T2_2014DEZ05.B26]" office:value-type="string" office:string-value="S1">
            <text:p>S1</text:p>
          </table:table-cell>
          <table:table-cell table:formula="of:=[T2_2014DEZ05.C26]" office:value-type="string" office:string-value="Trav#Trav2a">
            <text:p>Trav#Trav2a</text:p>
          </table:table-cell>
          <table:table-cell table:formula="of:=[T2_2014DEZ05.D26]" office:value-type="string" office:string-value="Hot">
            <text:p>Hot</text:p>
          </table:table-cell>
          <table:table-cell table:formula="of:=AVERAGE([T1_2014DEZ03.E26];[T2_2014DEZ05.E26];[T3_2014DEZ05.E26])" office:value-type="float" office:value="526.333333333333">
            <text:p>526</text:p>
          </table:table-cell>
          <table:table-cell table:formula="of:=AVERAGE([T1_2014DEZ03.F26];[T2_2014DEZ05.F26];[T3_2014DEZ05.F26])" office:value-type="float" office:value="0">
            <text:p/>
          </table:table-cell>
          <table:table-cell table:formula="of:=AVERAGE([T1_2014DEZ03.G26];[T2_2014DEZ05.G26];[T3_2014DEZ05.G26])" office:value-type="float" office:value="0">
            <text:p/>
          </table:table-cell>
          <table:table-cell table:formula="of:=AVERAGE([T1_2014DEZ03.H26];[T2_2014DEZ05.H26];[T3_2014DEZ05.H26])" office:value-type="float" office:value="27.3333333333333">
            <text:p>27</text:p>
          </table:table-cell>
          <table:table-cell table:formula="of:=AVERAGE([T1_2014DEZ03.I26];[T2_2014DEZ05.I26];[T3_2014DEZ05.I26])" office:value-type="float" office:value="0">
            <text:p/>
          </table:table-cell>
          <table:table-cell table:formula="of:=AVERAGE([T1_2014DEZ03.J26];[T2_2014DEZ05.J26];[T3_2014DEZ05.J26])" office:value-type="float" office:value="62">
            <text:p>62</text:p>
          </table:table-cell>
          <table:table-cell table:formula="of:=AVERAGE([T1_2014DEZ03.K26];[T2_2014DEZ05.K26];[T3_2014DEZ05.K26])" office:value-type="float" office:value="0">
            <text:p/>
          </table:table-cell>
          <table:table-cell table:formula="of:=AVERAGE([T1_2014DEZ03.L26];[T2_2014DEZ05.L26];[T3_2014DEZ05.L26])" office:value-type="float" office:value="0">
            <text:p/>
          </table:table-cell>
          <table:table-cell table:formula="of:=AVERAGE([T1_2014DEZ03.M26];[T2_2014DEZ05.M26];[T3_2014DEZ05.M26])" office:value-type="float" office:value="0">
            <text:p/>
          </table:table-cell>
          <table:table-cell table:formula="of:=AVERAGE([T1_2014DEZ03.N26];[T2_2014DEZ05.N26];[T3_2014DEZ05.N26])" office:value-type="float" office:value="486">
            <text:p>486</text:p>
          </table:table-cell>
          <table:table-cell table:formula="of:=AVERAGE([T1_2014DEZ03.O26];[T2_2014DEZ05.O26];[T3_2014DEZ05.O26])" office:value-type="float" office:value="171.333333333333">
            <text:p>171</text:p>
          </table:table-cell>
        </table:table-row>
        <table:table-row table:style-name="ro1">
          <table:table-cell table:formula="of:=[T2_2014DEZ05.A27]" office:value-type="string" office:string-value="C500L5">
            <text:p>C500L5</text:p>
          </table:table-cell>
          <table:table-cell table:formula="of:=[T2_2014DEZ05.B27]" office:value-type="string" office:string-value="S1">
            <text:p>S1</text:p>
          </table:table-cell>
          <table:table-cell table:formula="of:=[T2_2014DEZ05.C27]" office:value-type="string" office:string-value="Trav#Trav1">
            <text:p>Trav#Trav1</text:p>
          </table:table-cell>
          <table:table-cell table:formula="of:=[T2_2014DEZ05.D27]" office:value-type="string" office:string-value="Cold">
            <text:p>Cold</text:p>
          </table:table-cell>
          <table:table-cell table:formula="of:=AVERAGE([T1_2014DEZ03.E27];[T2_2014DEZ05.E27];[T3_2014DEZ05.E27])" office:value-type="float" office:value="6555">
            <text:p>6555</text:p>
          </table:table-cell>
          <table:table-cell table:formula="of:=AVERAGE([T1_2014DEZ03.F27];[T2_2014DEZ05.F27];[T3_2014DEZ05.F27])" office:value-type="float" office:value="0">
            <text:p/>
          </table:table-cell>
          <table:table-cell table:formula="of:=AVERAGE([T1_2014DEZ03.G27];[T2_2014DEZ05.G27];[T3_2014DEZ05.G27])" office:value-type="float" office:value="0">
            <text:p/>
          </table:table-cell>
          <table:table-cell table:formula="of:=AVERAGE([T1_2014DEZ03.H27];[T2_2014DEZ05.H27];[T3_2014DEZ05.H27])" office:value-type="float" office:value="1270.33333333333">
            <text:p>1270</text:p>
          </table:table-cell>
          <table:table-cell table:formula="of:=AVERAGE([T1_2014DEZ03.I27];[T2_2014DEZ05.I27];[T3_2014DEZ05.I27])" office:value-type="float" office:value="0">
            <text:p/>
          </table:table-cell>
          <table:table-cell table:formula="of:=AVERAGE([T1_2014DEZ03.J27];[T2_2014DEZ05.J27];[T3_2014DEZ05.J27])" office:value-type="float" office:value="0">
            <text:p/>
          </table:table-cell>
          <table:table-cell table:formula="of:=AVERAGE([T1_2014DEZ03.K27];[T2_2014DEZ05.K27];[T3_2014DEZ05.K27])" office:value-type="float" office:value="1631.33333333333">
            <text:p>1631</text:p>
          </table:table-cell>
          <table:table-cell table:formula="of:=AVERAGE([T1_2014DEZ03.L27];[T2_2014DEZ05.L27];[T3_2014DEZ05.L27])" office:value-type="float" office:value="0">
            <text:p/>
          </table:table-cell>
          <table:table-cell table:formula="of:=AVERAGE([T1_2014DEZ03.M27];[T2_2014DEZ05.M27];[T3_2014DEZ05.M27])" office:value-type="float" office:value="0">
            <text:p/>
          </table:table-cell>
          <table:table-cell table:formula="of:=AVERAGE([T1_2014DEZ03.N27];[T2_2014DEZ05.N27];[T3_2014DEZ05.N27])" office:value-type="float" office:value="0">
            <text:p/>
          </table:table-cell>
          <table:table-cell table:formula="of:=AVERAGE([T1_2014DEZ03.O27];[T2_2014DEZ05.O27];[T3_2014DEZ05.O27])" office:value-type="float" office:value="0">
            <text:p/>
          </table:table-cell>
        </table:table-row>
        <table:table-row table:style-name="ro1">
          <table:table-cell table:formula="of:=[T2_2014DEZ05.A28]" office:value-type="string" office:string-value="C500L5">
            <text:p>C500L5</text:p>
          </table:table-cell>
          <table:table-cell table:formula="of:=[T2_2014DEZ05.B28]" office:value-type="string" office:string-value="S1">
            <text:p>S1</text:p>
          </table:table-cell>
          <table:table-cell table:formula="of:=[T2_2014DEZ05.C28]" office:value-type="string" office:string-value="Trav#Trav1">
            <text:p>Trav#Trav1</text:p>
          </table:table-cell>
          <table:table-cell table:formula="of:=[T2_2014DEZ05.D28]" office:value-type="string" office:string-value="Hot">
            <text:p>Hot</text:p>
          </table:table-cell>
          <table:table-cell table:formula="of:=AVERAGE([T1_2014DEZ03.E28];[T2_2014DEZ05.E28];[T3_2014DEZ05.E28])" office:value-type="float" office:value="276">
            <text:p>276</text:p>
          </table:table-cell>
          <table:table-cell table:formula="of:=AVERAGE([T1_2014DEZ03.F28];[T2_2014DEZ05.F28];[T3_2014DEZ05.F28])" office:value-type="float" office:value="0">
            <text:p/>
          </table:table-cell>
          <table:table-cell table:formula="of:=AVERAGE([T1_2014DEZ03.G28];[T2_2014DEZ05.G28];[T3_2014DEZ05.G28])" office:value-type="float" office:value="0">
            <text:p/>
          </table:table-cell>
          <table:table-cell table:formula="of:=AVERAGE([T1_2014DEZ03.H28];[T2_2014DEZ05.H28];[T3_2014DEZ05.H28])" office:value-type="float" office:value="0">
            <text:p/>
          </table:table-cell>
          <table:table-cell table:formula="of:=AVERAGE([T1_2014DEZ03.I28];[T2_2014DEZ05.I28];[T3_2014DEZ05.I28])" office:value-type="float" office:value="0">
            <text:p/>
          </table:table-cell>
          <table:table-cell table:formula="of:=AVERAGE([T1_2014DEZ03.J28];[T2_2014DEZ05.J28];[T3_2014DEZ05.J28])" office:value-type="float" office:value="0">
            <text:p/>
          </table:table-cell>
          <table:table-cell table:formula="of:=AVERAGE([T1_2014DEZ03.K28];[T2_2014DEZ05.K28];[T3_2014DEZ05.K28])" office:value-type="float" office:value="0">
            <text:p/>
          </table:table-cell>
          <table:table-cell table:formula="of:=AVERAGE([T1_2014DEZ03.L28];[T2_2014DEZ05.L28];[T3_2014DEZ05.L28])" office:value-type="float" office:value="0">
            <text:p/>
          </table:table-cell>
          <table:table-cell table:formula="of:=AVERAGE([T1_2014DEZ03.M28];[T2_2014DEZ05.M28];[T3_2014DEZ05.M28])" office:value-type="float" office:value="0">
            <text:p/>
          </table:table-cell>
          <table:table-cell table:formula="of:=AVERAGE([T1_2014DEZ03.N28];[T2_2014DEZ05.N28];[T3_2014DEZ05.N28])" office:value-type="float" office:value="0">
            <text:p/>
          </table:table-cell>
          <table:table-cell table:formula="of:=AVERAGE([T1_2014DEZ03.O28];[T2_2014DEZ05.O28];[T3_2014DEZ05.O28])" office:value-type="float" office:value="0">
            <text:p/>
          </table:table-cell>
        </table:table-row>
        <table:table-row table:style-name="ro1">
          <table:table-cell table:formula="of:=[T2_2014DEZ05.A29]" office:value-type="string" office:string-value="C500L5">
            <text:p>C500L5</text:p>
          </table:table-cell>
          <table:table-cell table:formula="of:=[T2_2014DEZ05.B29]" office:value-type="string" office:string-value="S1">
            <text:p>S1</text:p>
          </table:table-cell>
          <table:table-cell table:formula="of:=[T2_2014DEZ05.C29]" office:value-type="string" office:string-value="Trav#Trav2a">
            <text:p>Trav#Trav2a</text:p>
          </table:table-cell>
          <table:table-cell table:formula="of:=[T2_2014DEZ05.D29]" office:value-type="string" office:string-value="Cold">
            <text:p>Cold</text:p>
          </table:table-cell>
          <table:table-cell table:formula="of:=AVERAGE([T1_2014DEZ03.E29];[T2_2014DEZ05.E29];[T3_2014DEZ05.E29])" office:value-type="float" office:value="6853.33333333333">
            <text:p>6853</text:p>
          </table:table-cell>
          <table:table-cell table:formula="of:=AVERAGE([T1_2014DEZ03.F29];[T2_2014DEZ05.F29];[T3_2014DEZ05.F29])" office:value-type="float" office:value="0">
            <text:p/>
          </table:table-cell>
          <table:table-cell table:formula="of:=AVERAGE([T1_2014DEZ03.G29];[T2_2014DEZ05.G29];[T3_2014DEZ05.G29])" office:value-type="float" office:value="0">
            <text:p/>
          </table:table-cell>
          <table:table-cell table:formula="of:=AVERAGE([T1_2014DEZ03.H29];[T2_2014DEZ05.H29];[T3_2014DEZ05.H29])" office:value-type="float" office:value="1255.33333333333">
            <text:p>1255</text:p>
          </table:table-cell>
          <table:table-cell table:formula="of:=AVERAGE([T1_2014DEZ03.I29];[T2_2014DEZ05.I29];[T3_2014DEZ05.I29])" office:value-type="float" office:value="0">
            <text:p/>
          </table:table-cell>
          <table:table-cell table:formula="of:=AVERAGE([T1_2014DEZ03.J29];[T2_2014DEZ05.J29];[T3_2014DEZ05.J29])" office:value-type="float" office:value="108.666666666667">
            <text:p>109</text:p>
          </table:table-cell>
          <table:table-cell table:formula="of:=AVERAGE([T1_2014DEZ03.K29];[T2_2014DEZ05.K29];[T3_2014DEZ05.K29])" office:value-type="float" office:value="1537">
            <text:p>1537</text:p>
          </table:table-cell>
          <table:table-cell table:formula="of:=AVERAGE([T1_2014DEZ03.L29];[T2_2014DEZ05.L29];[T3_2014DEZ05.L29])" office:value-type="float" office:value="0">
            <text:p/>
          </table:table-cell>
          <table:table-cell table:formula="of:=AVERAGE([T1_2014DEZ03.M29];[T2_2014DEZ05.M29];[T3_2014DEZ05.M29])" office:value-type="float" office:value="0">
            <text:p/>
          </table:table-cell>
          <table:table-cell table:formula="of:=AVERAGE([T1_2014DEZ03.N29];[T2_2014DEZ05.N29];[T3_2014DEZ05.N29])" office:value-type="float" office:value="486">
            <text:p>486</text:p>
          </table:table-cell>
          <table:table-cell table:formula="of:=AVERAGE([T1_2014DEZ03.O29];[T2_2014DEZ05.O29];[T3_2014DEZ05.O29])" office:value-type="float" office:value="351.333333333333">
            <text:p>351</text:p>
          </table:table-cell>
        </table:table-row>
        <table:table-row table:style-name="ro1">
          <table:table-cell table:formula="of:=[T2_2014DEZ05.A30]" office:value-type="string" office:string-value="C500L5">
            <text:p>C500L5</text:p>
          </table:table-cell>
          <table:table-cell table:formula="of:=[T2_2014DEZ05.B30]" office:value-type="string" office:string-value="S1">
            <text:p>S1</text:p>
          </table:table-cell>
          <table:table-cell table:formula="of:=[T2_2014DEZ05.C30]" office:value-type="string" office:string-value="Trav#Trav2a">
            <text:p>Trav#Trav2a</text:p>
          </table:table-cell>
          <table:table-cell table:formula="of:=[T2_2014DEZ05.D30]" office:value-type="string" office:string-value="Hot">
            <text:p>Hot</text:p>
          </table:table-cell>
          <table:table-cell table:formula="of:=AVERAGE([T1_2014DEZ03.E30];[T2_2014DEZ05.E30];[T3_2014DEZ05.E30])" office:value-type="float" office:value="586.333333333333">
            <text:p>586</text:p>
          </table:table-cell>
          <table:table-cell table:formula="of:=AVERAGE([T1_2014DEZ03.F30];[T2_2014DEZ05.F30];[T3_2014DEZ05.F30])" office:value-type="float" office:value="0">
            <text:p/>
          </table:table-cell>
          <table:table-cell table:formula="of:=AVERAGE([T1_2014DEZ03.G30];[T2_2014DEZ05.G30];[T3_2014DEZ05.G30])" office:value-type="float" office:value="0">
            <text:p/>
          </table:table-cell>
          <table:table-cell table:formula="of:=AVERAGE([T1_2014DEZ03.H30];[T2_2014DEZ05.H30];[T3_2014DEZ05.H30])" office:value-type="float" office:value="32.3333333333333">
            <text:p>32</text:p>
          </table:table-cell>
          <table:table-cell table:formula="of:=AVERAGE([T1_2014DEZ03.I30];[T2_2014DEZ05.I30];[T3_2014DEZ05.I30])" office:value-type="float" office:value="0">
            <text:p/>
          </table:table-cell>
          <table:table-cell table:formula="of:=AVERAGE([T1_2014DEZ03.J30];[T2_2014DEZ05.J30];[T3_2014DEZ05.J30])" office:value-type="float" office:value="69">
            <text:p>69</text:p>
          </table:table-cell>
          <table:table-cell table:formula="of:=AVERAGE([T1_2014DEZ03.K30];[T2_2014DEZ05.K30];[T3_2014DEZ05.K30])" office:value-type="float" office:value="0">
            <text:p/>
          </table:table-cell>
          <table:table-cell table:formula="of:=AVERAGE([T1_2014DEZ03.L30];[T2_2014DEZ05.L30];[T3_2014DEZ05.L30])" office:value-type="float" office:value="0">
            <text:p/>
          </table:table-cell>
          <table:table-cell table:formula="of:=AVERAGE([T1_2014DEZ03.M30];[T2_2014DEZ05.M30];[T3_2014DEZ05.M30])" office:value-type="float" office:value="0">
            <text:p/>
          </table:table-cell>
          <table:table-cell table:formula="of:=AVERAGE([T1_2014DEZ03.N30];[T2_2014DEZ05.N30];[T3_2014DEZ05.N30])" office:value-type="float" office:value="486">
            <text:p>486</text:p>
          </table:table-cell>
          <table:table-cell table:formula="of:=AVERAGE([T1_2014DEZ03.O30];[T2_2014DEZ05.O30];[T3_2014DEZ05.O30])" office:value-type="float" office:value="171.333333333333">
            <text:p>171</text:p>
          </table:table-cell>
        </table:table-row>
      </table:table>
      <table:table table:name="Stats" table:style-name="ta1" table:print="false">
        <table:table-column table:style-name="co15" table:number-columns-repeated="4" table:default-cell-style-name="Default"/>
        <table:table-column table:style-name="co18" table:default-cell-style-name="Default"/>
        <table:table-column table:style-name="co15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2"/>
        <table:table-column table:style-name="co23" table:default-cell-style-name="Default"/>
        <table:table-row table:style-name="ro1">
          <table:table-cell table:style-name="ce2" table:formula="of:=[T1_2014DEZ03.A1]" office:value-type="string" office:string-value="dbType">
            <text:p>dbType</text:p>
          </table:table-cell>
          <table:table-cell table:style-name="ce2" table:formula="of:=[T1_2014DEZ03.B1]" office:value-type="string" office:string-value="schemaId">
            <text:p>schemaId</text:p>
          </table:table-cell>
          <table:table-cell table:style-name="ce2" table:formula="of:=[T1_2014DEZ03.C1]" office:value-type="string" office:string-value="operationType">
            <text:p>operationType</text:p>
          </table:table-cell>
          <table:table-cell table:style-name="ce2" table:formula="of:=[T1_2014DEZ03.D1]" office:value-type="string" office:string-value="hot/cold">
            <text:p>hot/cold</text:p>
          </table:table-cell>
          <table:table-cell table:style-name="ce13" office:value-type="string">
            <text:p>MIN</text:p>
          </table:table-cell>
          <table:table-cell table:style-name="ce13" office:value-type="string">
            <text:p>AVG</text:p>
          </table:table-cell>
          <table:table-cell table:style-name="ce13" office:value-type="string">
            <text:p>MAX</text:p>
          </table:table-cell>
          <table:table-cell table:style-name="ce2"/>
          <table:table-cell table:style-name="ce2" office:value-type="string">
            <text:p>Comments</text:p>
          </table:table-cell>
          <table:table-cell table:number-columns-repeated="4"/>
        </table:table-row>
        <table:table-row table:style-name="ro1">
          <table:table-cell table:style-name="ce3" table:formula="of:=[T1_2014DEZ03.A2]" office:value-type="string" office:string-value="C500L5">
            <text:p>C500L5</text:p>
          </table:table-cell>
          <table:table-cell table:style-name="ce5" table:formula="of:=[T1_2014DEZ03.B2]" office:value-type="string" office:string-value="S1">
            <text:p>S1</text:p>
          </table:table-cell>
          <table:table-cell table:style-name="ce10" table:formula="of:=[T1_2014DEZ03.C2]" office:value-type="string" office:string-value="CreateDB">
            <text:p>CreateDB</text:p>
          </table:table-cell>
          <table:table-cell table:style-name="ce10" table:formula="of:=[T1_2014DEZ03.D2]" office:value-type="string" office:string-value="Cold">
            <text:p>Cold</text:p>
          </table:table-cell>
          <table:table-cell table:style-name="ce10" table:formula="of:=MIN([T1_2014DEZ03.E2];[T2_2014DEZ05.E2];[T3_2014DEZ05.E2])" office:value-type="float" office:value="9610">
            <text:p>9610</text:p>
          </table:table-cell>
          <table:table-cell table:style-name="ce10" table:formula="of:=AVERAGE([T1_2014DEZ03.E2];[T2_2014DEZ05.E2];[T3_2014DEZ05.E2])" office:value-type="float" office:value="9696">
            <text:p>9696</text:p>
          </table:table-cell>
          <table:table-cell table:style-name="ce10" table:formula="of:=MAX([T1_2014DEZ03.E2];[T2_2014DEZ05.E2];[T3_2014DEZ05.E2])" office:value-type="float" office:value="9773">
            <text:p>9773</text:p>
          </table:table-cell>
          <table:table-cell table:style-name="ce22" table:formula="of:=([.G2]-[.E2])/[.F2]" office:value-type="percentage" office:value="0.0168110561056106">
            <text:p>2%</text:p>
          </table:table-cell>
          <table:table-cell table:style-name="ce27"/>
          <table:table-cell table:number-columns-repeated="4"/>
        </table:table-row>
        <table:table-row table:style-name="ro1">
          <table:table-cell table:formula="of:=[T1_2014DEZ03.A3]" office:value-type="string" office:string-value="C500L5">
            <text:p>C500L5</text:p>
          </table:table-cell>
          <table:table-cell table:style-name="ce6" table:formula="of:=[T1_2014DEZ03.B3]" office:value-type="string" office:string-value="S1">
            <text:p>S1</text:p>
          </table:table-cell>
          <table:table-cell table:formula="of:=[T1_2014DEZ03.C3]" office:value-type="string" office:string-value="Trav#Trav1">
            <text:p>Trav#Trav1</text:p>
          </table:table-cell>
          <table:table-cell table:formula="of:=[T1_2014DEZ03.D3]" office:value-type="string" office:string-value="Cold">
            <text:p>Cold</text:p>
          </table:table-cell>
          <table:table-cell table:style-name="ce14" table:formula="of:=MIN([T1_2014DEZ03.E3];[T2_2014DEZ05.E3];[T3_2014DEZ05.E3])" office:value-type="float" office:value="6213">
            <text:p>6213</text:p>
          </table:table-cell>
          <table:table-cell table:style-name="ce14" table:formula="of:=AVERAGE([T1_2014DEZ03.E3];[T2_2014DEZ05.E3];[T3_2014DEZ05.E3])" office:value-type="float" office:value="6282.66666666667">
            <text:p>6283</text:p>
          </table:table-cell>
          <table:table-cell table:style-name="ce18" table:formula="of:=MAX([T1_2014DEZ03.E3];[T2_2014DEZ05.E3];[T3_2014DEZ05.E3])" office:value-type="float" office:value="6385">
            <text:p>6385</text:p>
          </table:table-cell>
          <table:table-cell table:style-name="ce23" table:formula="of:=([.G3]-[.E3])/[.F3]" office:value-type="percentage" office:value="0.0273769100169779">
            <text:p>3%</text:p>
          </table:table-cell>
          <table:table-cell table:style-name="ce28"/>
          <table:table-cell table:number-columns-repeated="4"/>
        </table:table-row>
        <table:table-row table:style-name="ro1">
          <table:table-cell table:formula="of:=[T1_2014DEZ03.A4]" office:value-type="string" office:string-value="C500L5">
            <text:p>C500L5</text:p>
          </table:table-cell>
          <table:table-cell table:style-name="ce6" table:formula="of:=[T1_2014DEZ03.B4]" office:value-type="string" office:string-value="S1">
            <text:p>S1</text:p>
          </table:table-cell>
          <table:table-cell table:formula="of:=[T1_2014DEZ03.C4]" office:value-type="string" office:string-value="Trav#Trav1">
            <text:p>Trav#Trav1</text:p>
          </table:table-cell>
          <table:table-cell table:formula="of:=[T1_2014DEZ03.D4]" office:value-type="string" office:string-value="Hot">
            <text:p>Hot</text:p>
          </table:table-cell>
          <table:table-cell table:style-name="ce14" table:formula="of:=MIN([T1_2014DEZ03.E4];[T2_2014DEZ05.E4];[T3_2014DEZ05.E4])" office:value-type="float" office:value="251">
            <text:p>251</text:p>
          </table:table-cell>
          <table:table-cell table:style-name="ce14" table:formula="of:=AVERAGE([T1_2014DEZ03.E4];[T2_2014DEZ05.E4];[T3_2014DEZ05.E4])" office:value-type="float" office:value="273">
            <text:p>273</text:p>
          </table:table-cell>
          <table:table-cell table:style-name="ce18" table:formula="of:=MAX([T1_2014DEZ03.E4];[T2_2014DEZ05.E4];[T3_2014DEZ05.E4])" office:value-type="float" office:value="303">
            <text:p>303</text:p>
          </table:table-cell>
          <table:table-cell table:style-name="ce23" table:formula="of:=([.G4]-[.E4])/[.F4]" office:value-type="percentage" office:value="0.19047619047619">
            <text:p>19%</text:p>
          </table:table-cell>
          <table:table-cell table:style-name="ce28"/>
          <table:table-cell table:number-columns-repeated="4"/>
        </table:table-row>
        <table:table-row table:style-name="ro1">
          <table:table-cell table:formula="of:=[T1_2014DEZ03.A5]" office:value-type="string" office:string-value="C500L5">
            <text:p>C500L5</text:p>
          </table:table-cell>
          <table:table-cell table:style-name="ce6" table:formula="of:=[T1_2014DEZ03.B5]" office:value-type="string" office:string-value="S1">
            <text:p>S1</text:p>
          </table:table-cell>
          <table:table-cell table:formula="of:=[T1_2014DEZ03.C5]" office:value-type="string" office:string-value="Trav#Trav2a">
            <text:p>Trav#Trav2a</text:p>
          </table:table-cell>
          <table:table-cell table:formula="of:=[T1_2014DEZ03.D5]" office:value-type="string" office:string-value="Cold">
            <text:p>Cold</text:p>
          </table:table-cell>
          <table:table-cell table:style-name="ce14" table:formula="of:=MIN([T1_2014DEZ03.E5];[T2_2014DEZ05.E5];[T3_2014DEZ05.E5])" office:value-type="float" office:value="6786">
            <text:p>6786</text:p>
          </table:table-cell>
          <table:table-cell table:style-name="ce14" table:formula="of:=AVERAGE([T1_2014DEZ03.E5];[T2_2014DEZ05.E5];[T3_2014DEZ05.E5])" office:value-type="float" office:value="6833">
            <text:p>6833</text:p>
          </table:table-cell>
          <table:table-cell table:style-name="ce18" table:formula="of:=MAX([T1_2014DEZ03.E5];[T2_2014DEZ05.E5];[T3_2014DEZ05.E5])" office:value-type="float" office:value="6913">
            <text:p>6913</text:p>
          </table:table-cell>
          <table:table-cell table:style-name="ce23" table:formula="of:=([.G5]-[.E5])/[.F5]" office:value-type="percentage" office:value="0.0185862725010976">
            <text:p>2%</text:p>
          </table:table-cell>
          <table:table-cell table:style-name="ce28"/>
          <table:table-cell table:number-columns-repeated="4"/>
        </table:table-row>
        <table:table-row table:style-name="ro1">
          <table:table-cell table:formula="of:=[T1_2014DEZ03.A6]" office:value-type="string" office:string-value="C500L5">
            <text:p>C500L5</text:p>
          </table:table-cell>
          <table:table-cell table:style-name="ce6" table:formula="of:=[T1_2014DEZ03.B6]" office:value-type="string" office:string-value="S1">
            <text:p>S1</text:p>
          </table:table-cell>
          <table:table-cell table:formula="of:=[T1_2014DEZ03.C6]" office:value-type="string" office:string-value="Trav#Trav2a">
            <text:p>Trav#Trav2a</text:p>
          </table:table-cell>
          <table:table-cell table:formula="of:=[T1_2014DEZ03.D6]" office:value-type="string" office:string-value="Hot">
            <text:p>Hot</text:p>
          </table:table-cell>
          <table:table-cell table:style-name="ce14" table:formula="of:=MIN([T1_2014DEZ03.E6];[T2_2014DEZ05.E6];[T3_2014DEZ05.E6])" office:value-type="float" office:value="507">
            <text:p>507</text:p>
          </table:table-cell>
          <table:table-cell table:style-name="ce14" table:formula="of:=AVERAGE([T1_2014DEZ03.E6];[T2_2014DEZ05.E6];[T3_2014DEZ05.E6])" office:value-type="float" office:value="539.333333333333">
            <text:p>539</text:p>
          </table:table-cell>
          <table:table-cell table:style-name="ce18" table:formula="of:=MAX([T1_2014DEZ03.E6];[T2_2014DEZ05.E6];[T3_2014DEZ05.E6])" office:value-type="float" office:value="579">
            <text:p>579</text:p>
          </table:table-cell>
          <table:table-cell table:style-name="ce23" table:formula="of:=([.G6]-[.E6])/[.F6]" office:value-type="percentage" office:value="0.133498145859085">
            <text:p>13%</text:p>
          </table:table-cell>
          <table:table-cell table:style-name="ce28"/>
          <table:table-cell table:number-columns-repeated="2"/>
          <table:table-cell office:value-type="string">
            <text:p>(a)</text:p>
          </table:table-cell>
          <table:table-cell office:value-type="string">
            <text:p>Schema updates are in AtomicParts – These objects are store in arrays with many instances (all 10000 objs are updated)</text:p>
          </table:table-cell>
        </table:table-row>
        <table:table-row table:style-name="ro1">
          <table:table-cell table:style-name="ce4" table:formula="of:=[T1_2014DEZ03.A7]" office:value-type="string" office:string-value="C500L5">
            <text:p>C500L5</text:p>
          </table:table-cell>
          <table:table-cell table:style-name="ce7" table:formula="of:=[T1_2014DEZ03.B7]" office:value-type="string" office:string-value="S2">
            <text:p>S2</text:p>
          </table:table-cell>
          <table:table-cell table:style-name="ce4" table:formula="of:=[T1_2014DEZ03.C7]" office:value-type="string" office:string-value="Trav#Trav1">
            <text:p>Trav#Trav1</text:p>
          </table:table-cell>
          <table:table-cell table:style-name="ce4" table:formula="of:=[T1_2014DEZ03.D7]" office:value-type="string" office:string-value="Cold">
            <text:p>Cold</text:p>
          </table:table-cell>
          <table:table-cell table:style-name="ce15" table:formula="of:=MIN([T1_2014DEZ03.E7];[T2_2014DEZ05.E7];[T3_2014DEZ05.E7])" office:value-type="float" office:value="36352">
            <text:p>36352</text:p>
          </table:table-cell>
          <table:table-cell table:style-name="ce15" table:formula="of:=AVERAGE([T1_2014DEZ03.E7];[T2_2014DEZ05.E7];[T3_2014DEZ05.E7])" office:value-type="float" office:value="36680.3333333333">
            <text:p>36680</text:p>
          </table:table-cell>
          <table:table-cell table:style-name="ce19" table:formula="of:=MAX([T1_2014DEZ03.E7];[T2_2014DEZ05.E7];[T3_2014DEZ05.E7])" office:value-type="float" office:value="36943">
            <text:p>36943</text:p>
          </table:table-cell>
          <table:table-cell table:style-name="ce24" table:formula="of:=([.G7]-[.E7])/[.F7]" office:value-type="percentage" office:value="0.0161121763706255">
            <text:p>2%</text:p>
          </table:table-cell>
          <table:table-cell table:style-name="ce29" office:value-type="string">
            <text:p>(a)(c)</text:p>
          </table:table-cell>
          <table:table-cell table:number-columns-repeated="2"/>
          <table:table-cell office:value-type="string">
            <text:p>(b)</text:p>
          </table:table-cell>
          <table:table-cell office:value-type="string">
            <text:p>Schema updates are aplied to class hierachy which are handled by direct mapping</text:p>
          </table:table-cell>
        </table:table-row>
        <table:table-row table:style-name="ro1">
          <table:table-cell table:style-name="ce4" table:formula="of:=[T1_2014DEZ03.A8]" office:value-type="string" office:string-value="C500L5">
            <text:p>C500L5</text:p>
          </table:table-cell>
          <table:table-cell table:style-name="ce7" table:formula="of:=[T1_2014DEZ03.B8]" office:value-type="string" office:string-value="S2">
            <text:p>S2</text:p>
          </table:table-cell>
          <table:table-cell table:style-name="ce4" table:formula="of:=[T1_2014DEZ03.C8]" office:value-type="string" office:string-value="Trav#Trav1">
            <text:p>Trav#Trav1</text:p>
          </table:table-cell>
          <table:table-cell table:style-name="ce4" table:formula="of:=[T1_2014DEZ03.D8]" office:value-type="string" office:string-value="Hot">
            <text:p>Hot</text:p>
          </table:table-cell>
          <table:table-cell table:style-name="ce15" table:formula="of:=MIN([T1_2014DEZ03.E8];[T2_2014DEZ05.E8];[T3_2014DEZ05.E8])" office:value-type="float" office:value="247">
            <text:p>247</text:p>
          </table:table-cell>
          <table:table-cell table:style-name="ce15" table:formula="of:=AVERAGE([T1_2014DEZ03.E8];[T2_2014DEZ05.E8];[T3_2014DEZ05.E8])" office:value-type="float" office:value="248.666666666667">
            <text:p>249</text:p>
          </table:table-cell>
          <table:table-cell table:style-name="ce19" table:formula="of:=MAX([T1_2014DEZ03.E8];[T2_2014DEZ05.E8];[T3_2014DEZ05.E8])" office:value-type="float" office:value="251">
            <text:p>251</text:p>
          </table:table-cell>
          <table:table-cell table:style-name="ce24" table:formula="of:=([.G8]-[.E8])/[.F8]" office:value-type="percentage" office:value="0.0160857908847185">
            <text:p>2%</text:p>
          </table:table-cell>
          <table:table-cell table:style-name="ce29"/>
          <table:table-cell table:number-columns-repeated="2"/>
          <table:table-cell office:value-type="string">
            <text:p>(c)</text:p>
          </table:table-cell>
          <table:table-cell office:value-type="string">
            <text:p>Schema updates which require user-defined code</text:p>
          </table:table-cell>
        </table:table-row>
        <table:table-row table:style-name="ro1">
          <table:table-cell table:style-name="ce4" table:formula="of:=[T1_2014DEZ03.A9]" office:value-type="string" office:string-value="C500L5">
            <text:p>C500L5</text:p>
          </table:table-cell>
          <table:table-cell table:style-name="ce7" table:formula="of:=[T1_2014DEZ03.B9]" office:value-type="string" office:string-value="S2">
            <text:p>S2</text:p>
          </table:table-cell>
          <table:table-cell table:style-name="ce4" table:formula="of:=[T1_2014DEZ03.C9]" office:value-type="string" office:string-value="Trav#Trav2a">
            <text:p>Trav#Trav2a</text:p>
          </table:table-cell>
          <table:table-cell table:style-name="ce4" table:formula="of:=[T1_2014DEZ03.D9]" office:value-type="string" office:string-value="Cold">
            <text:p>Cold</text:p>
          </table:table-cell>
          <table:table-cell table:style-name="ce15" table:formula="of:=MIN([T1_2014DEZ03.E9];[T2_2014DEZ05.E9];[T3_2014DEZ05.E9])" office:value-type="float" office:value="48627">
            <text:p>48627</text:p>
          </table:table-cell>
          <table:table-cell table:style-name="ce15" table:formula="of:=AVERAGE([T1_2014DEZ03.E9];[T2_2014DEZ05.E9];[T3_2014DEZ05.E9])" office:value-type="float" office:value="49751.6666666667">
            <text:p>49752</text:p>
          </table:table-cell>
          <table:table-cell table:style-name="ce19" table:formula="of:=MAX([T1_2014DEZ03.E9];[T2_2014DEZ05.E9];[T3_2014DEZ05.E9])" office:value-type="float" office:value="50716">
            <text:p>50716</text:p>
          </table:table-cell>
          <table:table-cell table:style-name="ce24" table:formula="of:=([.G9]-[.E9])/[.F9]" office:value-type="percentage" office:value="0.0419885430973837">
            <text:p>4%</text:p>
          </table:table-cell>
          <table:table-cell table:style-name="ce29" office:value-type="string">
            <text:p>(a)(c)</text:p>
          </table:table-cell>
          <table:table-cell table:number-columns-repeated="2"/>
          <table:table-cell office:value-type="string">
            <text:p>(d)</text:p>
          </table:table-cell>
          <table:table-cell office:value-type="string">
            <text:p>Schema updates are in BaseAssembly e ComplexAssembly (729 plus 364 objects)</text:p>
          </table:table-cell>
        </table:table-row>
        <table:table-row table:style-name="ro1">
          <table:table-cell table:style-name="ce4" table:formula="of:=[T1_2014DEZ03.A10]" office:value-type="string" office:string-value="C500L5">
            <text:p>C500L5</text:p>
          </table:table-cell>
          <table:table-cell table:style-name="ce7" table:formula="of:=[T1_2014DEZ03.B10]" office:value-type="string" office:string-value="S2">
            <text:p>S2</text:p>
          </table:table-cell>
          <table:table-cell table:style-name="ce4" table:formula="of:=[T1_2014DEZ03.C10]" office:value-type="string" office:string-value="Trav#Trav2a">
            <text:p>Trav#Trav2a</text:p>
          </table:table-cell>
          <table:table-cell table:style-name="ce4" table:formula="of:=[T1_2014DEZ03.D10]" office:value-type="string" office:string-value="Hot">
            <text:p>Hot</text:p>
          </table:table-cell>
          <table:table-cell table:style-name="ce15" table:formula="of:=MIN([T1_2014DEZ03.E10];[T2_2014DEZ05.E10];[T3_2014DEZ05.E10])" office:value-type="float" office:value="10034">
            <text:p>10034</text:p>
          </table:table-cell>
          <table:table-cell table:style-name="ce15" table:formula="of:=AVERAGE([T1_2014DEZ03.E10];[T2_2014DEZ05.E10];[T3_2014DEZ05.E10])" office:value-type="float" office:value="10490.6666666667">
            <text:p>10491</text:p>
          </table:table-cell>
          <table:table-cell table:style-name="ce19" table:formula="of:=MAX([T1_2014DEZ03.E10];[T2_2014DEZ05.E10];[T3_2014DEZ05.E10])" office:value-type="float" office:value="11194">
            <text:p>11194</text:p>
          </table:table-cell>
          <table:table-cell table:style-name="ce24" table:formula="of:=([.G10]-[.E10])/[.F10]" office:value-type="percentage" office:value="0.110574478901881">
            <text:p>11%</text:p>
          </table:table-cell>
          <table:table-cell table:style-name="ce29" office:value-type="string">
            <text:p>(a)(c)</text:p>
          </table:table-cell>
          <table:table-cell table:number-columns-repeated="2"/>
          <table:table-cell office:value-type="string">
            <text:p>(e)</text:p>
          </table:table-cell>
          <table:table-cell table:style-name="ce18" office:value-type="string">
            <text:p><text:span text:style-name="T1">Schema updates which are handled by direct mapping</text:span></text:p>
          </table:table-cell>
        </table:table-row>
        <table:table-row table:style-name="ro1">
          <table:table-cell table:formula="of:=[T1_2014DEZ03.A11]" office:value-type="string" office:string-value="C500L5">
            <text:p>C500L5</text:p>
          </table:table-cell>
          <table:table-cell table:style-name="ce6" table:formula="of:=[T1_2014DEZ03.B11]" office:value-type="string" office:string-value="S3">
            <text:p>S3</text:p>
          </table:table-cell>
          <table:table-cell table:formula="of:=[T1_2014DEZ03.C11]" office:value-type="string" office:string-value="Trav#Trav1">
            <text:p>Trav#Trav1</text:p>
          </table:table-cell>
          <table:table-cell table:formula="of:=[T1_2014DEZ03.D11]" office:value-type="string" office:string-value="Cold">
            <text:p>Cold</text:p>
          </table:table-cell>
          <table:table-cell table:style-name="ce14" table:formula="of:=MIN([T1_2014DEZ03.E11];[T2_2014DEZ05.E11];[T3_2014DEZ05.E11])" office:value-type="float" office:value="35275">
            <text:p>35275</text:p>
          </table:table-cell>
          <table:table-cell table:style-name="ce14" table:formula="of:=AVERAGE([T1_2014DEZ03.E11];[T2_2014DEZ05.E11];[T3_2014DEZ05.E11])" office:value-type="float" office:value="35698">
            <text:p>35698</text:p>
          </table:table-cell>
          <table:table-cell table:style-name="ce18" table:formula="of:=MAX([T1_2014DEZ03.E11];[T2_2014DEZ05.E11];[T3_2014DEZ05.E11])" office:value-type="float" office:value="36305">
            <text:p>36305</text:p>
          </table:table-cell>
          <table:table-cell table:style-name="ce23" table:formula="of:=([.G11]-[.E11])/[.F11]" office:value-type="percentage" office:value="0.0288531570396101">
            <text:p>3%</text:p>
          </table:table-cell>
          <table:table-cell table:style-name="ce28" office:value-type="string">
            <text:p>(b)</text:p>
          </table:table-cell>
          <table:table-cell table:number-columns-repeated="2"/>
          <table:table-cell office:value-type="string">
            <text:p>(f)</text:p>
          </table:table-cell>
          <table:table-cell table:style-name="ce18" office:value-type="string">
            <text:p><text:span text:style-name="T1">Schema updates are in AtomicParts – These objects are store in arrays with many instances (just <text:s/>previously modified objects require conversion)</text:span></text:p>
          </table:table-cell>
        </table:table-row>
        <table:table-row table:style-name="ro1">
          <table:table-cell table:formula="of:=[T1_2014DEZ03.A12]" office:value-type="string" office:string-value="C500L5">
            <text:p>C500L5</text:p>
          </table:table-cell>
          <table:table-cell table:style-name="ce6" table:formula="of:=[T1_2014DEZ03.B12]" office:value-type="string" office:string-value="S3">
            <text:p>S3</text:p>
          </table:table-cell>
          <table:table-cell table:formula="of:=[T1_2014DEZ03.C12]" office:value-type="string" office:string-value="Trav#Trav1">
            <text:p>Trav#Trav1</text:p>
          </table:table-cell>
          <table:table-cell table:formula="of:=[T1_2014DEZ03.D12]" office:value-type="string" office:string-value="Hot">
            <text:p>Hot</text:p>
          </table:table-cell>
          <table:table-cell table:style-name="ce14" table:formula="of:=MIN([T1_2014DEZ03.E12];[T2_2014DEZ05.E12];[T3_2014DEZ05.E12])" office:value-type="float" office:value="247">
            <text:p>247</text:p>
          </table:table-cell>
          <table:table-cell table:style-name="ce14" table:formula="of:=AVERAGE([T1_2014DEZ03.E12];[T2_2014DEZ05.E12];[T3_2014DEZ05.E12])" office:value-type="float" office:value="293.333333333333">
            <text:p>293</text:p>
          </table:table-cell>
          <table:table-cell table:style-name="ce18" table:formula="of:=MAX([T1_2014DEZ03.E12];[T2_2014DEZ05.E12];[T3_2014DEZ05.E12])" office:value-type="float" office:value="327">
            <text:p>327</text:p>
          </table:table-cell>
          <table:table-cell table:style-name="ce23" table:formula="of:=([.G12]-[.E12])/[.F12]" office:value-type="percentage" office:value="0.272727272727273">
            <text:p>27%</text:p>
          </table:table-cell>
          <table:table-cell table:style-name="ce28"/>
          <table:table-cell table:number-columns-repeated="4"/>
        </table:table-row>
        <table:table-row table:style-name="ro1">
          <table:table-cell table:formula="of:=[T1_2014DEZ03.A13]" office:value-type="string" office:string-value="C500L5">
            <text:p>C500L5</text:p>
          </table:table-cell>
          <table:table-cell table:style-name="ce6" table:formula="of:=[T1_2014DEZ03.B13]" office:value-type="string" office:string-value="S3">
            <text:p>S3</text:p>
          </table:table-cell>
          <table:table-cell table:formula="of:=[T1_2014DEZ03.C13]" office:value-type="string" office:string-value="Trav#Trav2a">
            <text:p>Trav#Trav2a</text:p>
          </table:table-cell>
          <table:table-cell table:formula="of:=[T1_2014DEZ03.D13]" office:value-type="string" office:string-value="Cold">
            <text:p>Cold</text:p>
          </table:table-cell>
          <table:table-cell table:style-name="ce14" table:formula="of:=MIN([T1_2014DEZ03.E13];[T2_2014DEZ05.E13];[T3_2014DEZ05.E13])" office:value-type="float" office:value="34996">
            <text:p>34996</text:p>
          </table:table-cell>
          <table:table-cell table:style-name="ce14" table:formula="of:=AVERAGE([T1_2014DEZ03.E13];[T2_2014DEZ05.E13];[T3_2014DEZ05.E13])" office:value-type="float" office:value="35721">
            <text:p>35721</text:p>
          </table:table-cell>
          <table:table-cell table:style-name="ce18" table:formula="of:=MAX([T1_2014DEZ03.E13];[T2_2014DEZ05.E13];[T3_2014DEZ05.E13])" office:value-type="float" office:value="36181">
            <text:p>36181</text:p>
          </table:table-cell>
          <table:table-cell table:style-name="ce23" table:formula="of:=([.G13]-[.E13])/[.F13]" office:value-type="percentage" office:value="0.0331737633324935">
            <text:p>3%</text:p>
          </table:table-cell>
          <table:table-cell table:style-name="ce28" office:value-type="string">
            <text:p>(b)</text:p>
          </table:table-cell>
          <table:table-cell table:number-columns-repeated="4"/>
        </table:table-row>
        <table:table-row table:style-name="ro1">
          <table:table-cell table:formula="of:=[T1_2014DEZ03.A14]" office:value-type="string" office:string-value="C500L5">
            <text:p>C500L5</text:p>
          </table:table-cell>
          <table:table-cell table:style-name="ce6" table:formula="of:=[T1_2014DEZ03.B14]" office:value-type="string" office:string-value="S3">
            <text:p>S3</text:p>
          </table:table-cell>
          <table:table-cell table:formula="of:=[T1_2014DEZ03.C14]" office:value-type="string" office:string-value="Trav#Trav2a">
            <text:p>Trav#Trav2a</text:p>
          </table:table-cell>
          <table:table-cell table:formula="of:=[T1_2014DEZ03.D14]" office:value-type="string" office:string-value="Hot">
            <text:p>Hot</text:p>
          </table:table-cell>
          <table:table-cell table:style-name="ce14" table:formula="of:=MIN([T1_2014DEZ03.E14];[T2_2014DEZ05.E14];[T3_2014DEZ05.E14])" office:value-type="float" office:value="511">
            <text:p>511</text:p>
          </table:table-cell>
          <table:table-cell table:style-name="ce14" table:formula="of:=AVERAGE([T1_2014DEZ03.E14];[T2_2014DEZ05.E14];[T3_2014DEZ05.E14])" office:value-type="float" office:value="528">
            <text:p>528</text:p>
          </table:table-cell>
          <table:table-cell table:style-name="ce18" table:formula="of:=MAX([T1_2014DEZ03.E14];[T2_2014DEZ05.E14];[T3_2014DEZ05.E14])" office:value-type="float" office:value="543">
            <text:p>543</text:p>
          </table:table-cell>
          <table:table-cell table:style-name="ce23" table:formula="of:=([.G14]-[.E14])/[.F14]" office:value-type="percentage" office:value="0.0606060606060606">
            <text:p>6%</text:p>
          </table:table-cell>
          <table:table-cell table:style-name="ce28" office:value-type="string">
            <text:p>(b)</text:p>
          </table:table-cell>
          <table:table-cell table:number-columns-repeated="4"/>
        </table:table-row>
        <table:table-row table:style-name="ro1">
          <table:table-cell table:style-name="ce4" table:formula="of:=[T1_2014DEZ03.A15]" office:value-type="string" office:string-value="C500L5">
            <text:p>C500L5</text:p>
          </table:table-cell>
          <table:table-cell table:style-name="ce7" table:formula="of:=[T1_2014DEZ03.B15]" office:value-type="string" office:string-value="S4">
            <text:p>S4</text:p>
          </table:table-cell>
          <table:table-cell table:style-name="ce4" table:formula="of:=[T1_2014DEZ03.C15]" office:value-type="string" office:string-value="Trav#Trav1">
            <text:p>Trav#Trav1</text:p>
          </table:table-cell>
          <table:table-cell table:style-name="ce4" table:formula="of:=[T1_2014DEZ03.D15]" office:value-type="string" office:string-value="Cold">
            <text:p>Cold</text:p>
          </table:table-cell>
          <table:table-cell table:style-name="ce15" table:formula="of:=MIN([T1_2014DEZ03.E15];[T2_2014DEZ05.E15];[T3_2014DEZ05.E15])" office:value-type="float" office:value="7196">
            <text:p>7196</text:p>
          </table:table-cell>
          <table:table-cell table:style-name="ce15" table:formula="of:=AVERAGE([T1_2014DEZ03.E15];[T2_2014DEZ05.E15];[T3_2014DEZ05.E15])" office:value-type="float" office:value="7243.66666666667">
            <text:p>7244</text:p>
          </table:table-cell>
          <table:table-cell table:style-name="ce19" table:formula="of:=MAX([T1_2014DEZ03.E15];[T2_2014DEZ05.E15];[T3_2014DEZ05.E15])" office:value-type="float" office:value="7314">
            <text:p>7314</text:p>
          </table:table-cell>
          <table:table-cell table:style-name="ce24" table:formula="of:=([.G15]-[.E15])/[.F15]" office:value-type="percentage" office:value="0.016290092494593">
            <text:p>2%</text:p>
          </table:table-cell>
          <table:table-cell table:style-name="ce29" office:value-type="string">
            <text:p>(e)</text:p>
          </table:table-cell>
          <table:table-cell table:number-columns-repeated="4"/>
        </table:table-row>
        <table:table-row table:style-name="ro1">
          <table:table-cell table:style-name="ce4" table:formula="of:=[T1_2014DEZ03.A16]" office:value-type="string" office:string-value="C500L5">
            <text:p>C500L5</text:p>
          </table:table-cell>
          <table:table-cell table:style-name="ce7" table:formula="of:=[T1_2014DEZ03.B16]" office:value-type="string" office:string-value="S4">
            <text:p>S4</text:p>
          </table:table-cell>
          <table:table-cell table:style-name="ce4" table:formula="of:=[T1_2014DEZ03.C16]" office:value-type="string" office:string-value="Trav#Trav1">
            <text:p>Trav#Trav1</text:p>
          </table:table-cell>
          <table:table-cell table:style-name="ce4" table:formula="of:=[T1_2014DEZ03.D16]" office:value-type="string" office:string-value="Hot">
            <text:p>Hot</text:p>
          </table:table-cell>
          <table:table-cell table:style-name="ce15" table:formula="of:=MIN([T1_2014DEZ03.E16];[T2_2014DEZ05.E16];[T3_2014DEZ05.E16])" office:value-type="float" office:value="254">
            <text:p>254</text:p>
          </table:table-cell>
          <table:table-cell table:style-name="ce15" table:formula="of:=AVERAGE([T1_2014DEZ03.E16];[T2_2014DEZ05.E16];[T3_2014DEZ05.E16])" office:value-type="float" office:value="272">
            <text:p>272</text:p>
          </table:table-cell>
          <table:table-cell table:style-name="ce19" table:formula="of:=MAX([T1_2014DEZ03.E16];[T2_2014DEZ05.E16];[T3_2014DEZ05.E16])" office:value-type="float" office:value="307">
            <text:p>307</text:p>
          </table:table-cell>
          <table:table-cell table:style-name="ce24" table:formula="of:=([.G16]-[.E16])/[.F16]" office:value-type="percentage" office:value="0.194852941176471">
            <text:p>19%</text:p>
          </table:table-cell>
          <table:table-cell table:style-name="ce29"/>
          <table:table-cell table:number-columns-repeated="4"/>
        </table:table-row>
        <table:table-row table:style-name="ro1">
          <table:table-cell table:style-name="ce4" table:formula="of:=[T1_2014DEZ03.A17]" office:value-type="string" office:string-value="C500L5">
            <text:p>C500L5</text:p>
          </table:table-cell>
          <table:table-cell table:style-name="ce7" table:formula="of:=[T1_2014DEZ03.B17]" office:value-type="string" office:string-value="S4">
            <text:p>S4</text:p>
          </table:table-cell>
          <table:table-cell table:style-name="ce4" table:formula="of:=[T1_2014DEZ03.C17]" office:value-type="string" office:string-value="Trav#Trav2a">
            <text:p>Trav#Trav2a</text:p>
          </table:table-cell>
          <table:table-cell table:style-name="ce4" table:formula="of:=[T1_2014DEZ03.D17]" office:value-type="string" office:string-value="Cold">
            <text:p>Cold</text:p>
          </table:table-cell>
          <table:table-cell table:style-name="ce15" table:formula="of:=MIN([T1_2014DEZ03.E17];[T2_2014DEZ05.E17];[T3_2014DEZ05.E17])" office:value-type="float" office:value="23240">
            <text:p>23240</text:p>
          </table:table-cell>
          <table:table-cell table:style-name="ce15" table:formula="of:=AVERAGE([T1_2014DEZ03.E17];[T2_2014DEZ05.E17];[T3_2014DEZ05.E17])" office:value-type="float" office:value="24027.3333333333">
            <text:p>24027</text:p>
          </table:table-cell>
          <table:table-cell table:style-name="ce19" table:formula="of:=MAX([T1_2014DEZ03.E17];[T2_2014DEZ05.E17];[T3_2014DEZ05.E17])" office:value-type="float" office:value="24646">
            <text:p>24646</text:p>
          </table:table-cell>
          <table:table-cell table:style-name="ce24" table:formula="of:=([.G17]-[.E17])/[.F17]" office:value-type="percentage" office:value="0.0585166893260453">
            <text:p>6%</text:p>
          </table:table-cell>
          <table:table-cell table:style-name="ce29" office:value-type="string">
            <text:p>(e)</text:p>
          </table:table-cell>
          <table:table-cell table:number-columns-repeated="4"/>
        </table:table-row>
        <table:table-row table:style-name="ro1">
          <table:table-cell table:style-name="ce4" table:formula="of:=[T1_2014DEZ03.A18]" office:value-type="string" office:string-value="C500L5">
            <text:p>C500L5</text:p>
          </table:table-cell>
          <table:table-cell table:style-name="ce7" table:formula="of:=[T1_2014DEZ03.B18]" office:value-type="string" office:string-value="S4">
            <text:p>S4</text:p>
          </table:table-cell>
          <table:table-cell table:style-name="ce4" table:formula="of:=[T1_2014DEZ03.C18]" office:value-type="string" office:string-value="Trav#Trav2a">
            <text:p>Trav#Trav2a</text:p>
          </table:table-cell>
          <table:table-cell table:style-name="ce4" table:formula="of:=[T1_2014DEZ03.D18]" office:value-type="string" office:string-value="Hot">
            <text:p>Hot</text:p>
          </table:table-cell>
          <table:table-cell table:style-name="ce15" table:formula="of:=MIN([T1_2014DEZ03.E18];[T2_2014DEZ05.E18];[T3_2014DEZ05.E18])" office:value-type="float" office:value="11871">
            <text:p>11871</text:p>
          </table:table-cell>
          <table:table-cell table:style-name="ce15" table:formula="of:=AVERAGE([T1_2014DEZ03.E18];[T2_2014DEZ05.E18];[T3_2014DEZ05.E18])" office:value-type="float" office:value="12531.6666666667">
            <text:p>12532</text:p>
          </table:table-cell>
          <table:table-cell table:style-name="ce19" table:formula="of:=MAX([T1_2014DEZ03.E18];[T2_2014DEZ05.E18];[T3_2014DEZ05.E18])" office:value-type="float" office:value="13100">
            <text:p>13100</text:p>
          </table:table-cell>
          <table:table-cell table:style-name="ce24" table:formula="of:=([.G18]-[.E18])/[.F18]" office:value-type="percentage" office:value="0.0980715520680942">
            <text:p>10%</text:p>
          </table:table-cell>
          <table:table-cell table:style-name="ce29" office:value-type="string">
            <text:p>(e)</text:p>
          </table:table-cell>
          <table:table-cell table:number-columns-repeated="4"/>
        </table:table-row>
        <table:table-row table:style-name="ro1">
          <table:table-cell table:formula="of:=[T1_2014DEZ03.A19]" office:value-type="string" office:string-value="C500L5">
            <text:p>C500L5</text:p>
          </table:table-cell>
          <table:table-cell table:style-name="ce6" table:formula="of:=[T1_2014DEZ03.B19]" office:value-type="string" office:string-value="S1">
            <text:p>S1</text:p>
          </table:table-cell>
          <table:table-cell table:formula="of:=[T1_2014DEZ03.C19]" office:value-type="string" office:string-value="Trav#Trav1">
            <text:p>Trav#Trav1</text:p>
          </table:table-cell>
          <table:table-cell table:formula="of:=[T1_2014DEZ03.D19]" office:value-type="string" office:string-value="Cold">
            <text:p>Cold</text:p>
          </table:table-cell>
          <table:table-cell table:style-name="ce14" table:formula="of:=MIN([T1_2014DEZ03.E19];[T2_2014DEZ05.E19];[T3_2014DEZ05.E19])" office:value-type="float" office:value="8929">
            <text:p>8929</text:p>
          </table:table-cell>
          <table:table-cell table:style-name="ce14" table:formula="of:=AVERAGE([T1_2014DEZ03.E19];[T2_2014DEZ05.E19];[T3_2014DEZ05.E19])" office:value-type="float" office:value="9061.66666666667">
            <text:p>9062</text:p>
          </table:table-cell>
          <table:table-cell table:style-name="ce18" table:formula="of:=MAX([T1_2014DEZ03.E19];[T2_2014DEZ05.E19];[T3_2014DEZ05.E19])" office:value-type="float" office:value="9221">
            <text:p>9221</text:p>
          </table:table-cell>
          <table:table-cell table:style-name="ce23" table:formula="of:=([.G19]-[.E19])/[.F19]" office:value-type="percentage" office:value="0.0322236527496781">
            <text:p>3%</text:p>
          </table:table-cell>
          <table:table-cell table:style-name="ce28" office:value-type="string">
            <text:p>(c)(f)</text:p>
          </table:table-cell>
          <table:table-cell table:number-columns-repeated="4"/>
        </table:table-row>
        <table:table-row table:style-name="ro1">
          <table:table-cell table:formula="of:=[T1_2014DEZ03.A20]" office:value-type="string" office:string-value="C500L5">
            <text:p>C500L5</text:p>
          </table:table-cell>
          <table:table-cell table:style-name="ce6" table:formula="of:=[T1_2014DEZ03.B20]" office:value-type="string" office:string-value="S1">
            <text:p>S1</text:p>
          </table:table-cell>
          <table:table-cell table:formula="of:=[T1_2014DEZ03.C20]" office:value-type="string" office:string-value="Trav#Trav1">
            <text:p>Trav#Trav1</text:p>
          </table:table-cell>
          <table:table-cell table:formula="of:=[T1_2014DEZ03.D20]" office:value-type="string" office:string-value="Hot">
            <text:p>Hot</text:p>
          </table:table-cell>
          <table:table-cell table:style-name="ce14" table:formula="of:=MIN([T1_2014DEZ03.E20];[T2_2014DEZ05.E20];[T3_2014DEZ05.E20])" office:value-type="float" office:value="262">
            <text:p>262</text:p>
          </table:table-cell>
          <table:table-cell table:style-name="ce14" table:formula="of:=AVERAGE([T1_2014DEZ03.E20];[T2_2014DEZ05.E20];[T3_2014DEZ05.E20])" office:value-type="float" office:value="294">
            <text:p>294</text:p>
          </table:table-cell>
          <table:table-cell table:style-name="ce18" table:formula="of:=MAX([T1_2014DEZ03.E20];[T2_2014DEZ05.E20];[T3_2014DEZ05.E20])" office:value-type="float" office:value="352">
            <text:p>352</text:p>
          </table:table-cell>
          <table:table-cell table:style-name="ce23" table:formula="of:=([.G20]-[.E20])/[.F20]" office:value-type="percentage" office:value="0.306122448979592">
            <text:p>31%</text:p>
          </table:table-cell>
          <table:table-cell table:style-name="ce28"/>
          <table:table-cell table:number-columns-repeated="4"/>
        </table:table-row>
        <table:table-row table:style-name="ro1">
          <table:table-cell table:formula="of:=[T1_2014DEZ03.A21]" office:value-type="string" office:string-value="C500L5">
            <text:p>C500L5</text:p>
          </table:table-cell>
          <table:table-cell table:style-name="ce6" table:formula="of:=[T1_2014DEZ03.B21]" office:value-type="string" office:string-value="S1">
            <text:p>S1</text:p>
          </table:table-cell>
          <table:table-cell table:formula="of:=[T1_2014DEZ03.C21]" office:value-type="string" office:string-value="Trav#Trav2a">
            <text:p>Trav#Trav2a</text:p>
          </table:table-cell>
          <table:table-cell table:formula="of:=[T1_2014DEZ03.D21]" office:value-type="string" office:string-value="Cold">
            <text:p>Cold</text:p>
          </table:table-cell>
          <table:table-cell table:style-name="ce14" table:formula="of:=MIN([T1_2014DEZ03.E21];[T2_2014DEZ05.E21];[T3_2014DEZ05.E21])" office:value-type="float" office:value="9447">
            <text:p>9447</text:p>
          </table:table-cell>
          <table:table-cell table:style-name="ce14" table:formula="of:=AVERAGE([T1_2014DEZ03.E21];[T2_2014DEZ05.E21];[T3_2014DEZ05.E21])" office:value-type="float" office:value="9609">
            <text:p>9609</text:p>
          </table:table-cell>
          <table:table-cell table:style-name="ce18" table:formula="of:=MAX([T1_2014DEZ03.E21];[T2_2014DEZ05.E21];[T3_2014DEZ05.E21])" office:value-type="float" office:value="9748">
            <text:p>9748</text:p>
          </table:table-cell>
          <table:table-cell table:style-name="ce23" table:formula="of:=([.G21]-[.E21])/[.F21]" office:value-type="percentage" office:value="0.0313247996669789">
            <text:p>3%</text:p>
          </table:table-cell>
          <table:table-cell table:style-name="ce28" office:value-type="string">
            <text:p>(c)(f)</text:p>
          </table:table-cell>
          <table:table-cell table:number-columns-repeated="4"/>
        </table:table-row>
        <table:table-row table:style-name="ro1">
          <table:table-cell table:formula="of:=[T1_2014DEZ03.A22]" office:value-type="string" office:string-value="C500L5">
            <text:p>C500L5</text:p>
          </table:table-cell>
          <table:table-cell table:style-name="ce8" table:formula="of:=[T1_2014DEZ03.B22]" office:value-type="string" office:string-value="S1">
            <text:p>S1</text:p>
          </table:table-cell>
          <table:table-cell table:style-name="ce11" table:formula="of:=[T1_2014DEZ03.C22]" office:value-type="string" office:string-value="Trav#Trav2a">
            <text:p>Trav#Trav2a</text:p>
          </table:table-cell>
          <table:table-cell table:style-name="ce11" table:formula="of:=[T1_2014DEZ03.D22]" office:value-type="string" office:string-value="Hot">
            <text:p>Hot</text:p>
          </table:table-cell>
          <table:table-cell table:style-name="ce16" table:formula="of:=MIN([T1_2014DEZ03.E22];[T2_2014DEZ05.E22];[T3_2014DEZ05.E22])" office:value-type="float" office:value="471">
            <text:p>471</text:p>
          </table:table-cell>
          <table:table-cell table:style-name="ce16" table:formula="of:=AVERAGE([T1_2014DEZ03.E22];[T2_2014DEZ05.E22];[T3_2014DEZ05.E22])" office:value-type="float" office:value="568.333333333333">
            <text:p>568</text:p>
          </table:table-cell>
          <table:table-cell table:style-name="ce20" table:formula="of:=MAX([T1_2014DEZ03.E22];[T2_2014DEZ05.E22];[T3_2014DEZ05.E22])" office:value-type="float" office:value="729">
            <text:p>729</text:p>
          </table:table-cell>
          <table:table-cell table:style-name="ce25" table:formula="of:=([.G22]-[.E22])/[.F22]" office:value-type="percentage" office:value="0.453958944281525">
            <text:p>45%</text:p>
          </table:table-cell>
          <table:table-cell table:style-name="ce30" office:value-type="string">
            <text:p>(b)(f)</text:p>
          </table:table-cell>
          <table:table-cell table:number-columns-repeated="4"/>
        </table:table-row>
        <table:table-row table:style-name="ro1">
          <table:table-cell table:style-name="ce4" table:formula="of:=[T1_2014DEZ03.A23]" office:value-type="string" office:string-value="C500L5">
            <text:p>C500L5</text:p>
          </table:table-cell>
          <table:table-cell table:style-name="ce9" table:formula="of:=[T1_2014DEZ03.B23]" office:value-type="string" office:string-value="S1">
            <text:p>S1</text:p>
          </table:table-cell>
          <table:table-cell table:style-name="ce12" table:formula="of:=[T1_2014DEZ03.C23]" office:value-type="string" office:string-value="Trav#Trav1">
            <text:p>Trav#Trav1</text:p>
          </table:table-cell>
          <table:table-cell table:style-name="ce12" table:formula="of:=[T1_2014DEZ03.D23]" office:value-type="string" office:string-value="Cold">
            <text:p>Cold</text:p>
          </table:table-cell>
          <table:table-cell table:style-name="ce17" table:formula="of:=MIN([T1_2014DEZ03.E23];[T2_2014DEZ05.E23];[T3_2014DEZ05.E23])" office:value-type="float" office:value="6381">
            <text:p>6381</text:p>
          </table:table-cell>
          <table:table-cell table:style-name="ce17" table:formula="of:=AVERAGE([T1_2014DEZ03.E23];[T2_2014DEZ05.E23];[T3_2014DEZ05.E23])" office:value-type="float" office:value="6420.66666666667">
            <text:p>6421</text:p>
          </table:table-cell>
          <table:table-cell table:style-name="ce21" table:formula="of:=MAX([T1_2014DEZ03.E23];[T2_2014DEZ05.E23];[T3_2014DEZ05.E23])" office:value-type="float" office:value="6467">
            <text:p>6467</text:p>
          </table:table-cell>
          <table:table-cell table:style-name="ce26" table:formula="of:=([.G23]-[.E23])/[.F23]" office:value-type="percentage" office:value="0.0133942477416675">
            <text:p>1%</text:p>
          </table:table-cell>
          <table:table-cell table:style-name="ce31"/>
          <table:table-cell table:number-columns-repeated="4"/>
        </table:table-row>
        <table:table-row table:style-name="ro1">
          <table:table-cell table:style-name="ce4" table:formula="of:=[T1_2014DEZ03.A24]" office:value-type="string" office:string-value="C500L5">
            <text:p>C500L5</text:p>
          </table:table-cell>
          <table:table-cell table:style-name="ce7" table:formula="of:=[T1_2014DEZ03.B24]" office:value-type="string" office:string-value="S1">
            <text:p>S1</text:p>
          </table:table-cell>
          <table:table-cell table:style-name="ce4" table:formula="of:=[T1_2014DEZ03.C24]" office:value-type="string" office:string-value="Trav#Trav1">
            <text:p>Trav#Trav1</text:p>
          </table:table-cell>
          <table:table-cell table:style-name="ce4" table:formula="of:=[T1_2014DEZ03.D24]" office:value-type="string" office:string-value="Hot">
            <text:p>Hot</text:p>
          </table:table-cell>
          <table:table-cell table:style-name="ce15" table:formula="of:=MIN([T1_2014DEZ03.E24];[T2_2014DEZ05.E24];[T3_2014DEZ05.E24])" office:value-type="float" office:value="277">
            <text:p>277</text:p>
          </table:table-cell>
          <table:table-cell table:style-name="ce15" table:formula="of:=AVERAGE([T1_2014DEZ03.E24];[T2_2014DEZ05.E24];[T3_2014DEZ05.E24])" office:value-type="float" office:value="290">
            <text:p>290</text:p>
          </table:table-cell>
          <table:table-cell table:style-name="ce19" table:formula="of:=MAX([T1_2014DEZ03.E24];[T2_2014DEZ05.E24];[T3_2014DEZ05.E24])" office:value-type="float" office:value="301">
            <text:p>301</text:p>
          </table:table-cell>
          <table:table-cell table:style-name="ce24" table:formula="of:=([.G24]-[.E24])/[.F24]" office:value-type="percentage" office:value="0.0827586206896552">
            <text:p>8%</text:p>
          </table:table-cell>
          <table:table-cell table:style-name="ce29"/>
          <table:table-cell table:number-columns-repeated="4"/>
        </table:table-row>
        <table:table-row table:style-name="ro1">
          <table:table-cell table:style-name="ce4" table:formula="of:=[T1_2014DEZ03.A25]" office:value-type="string" office:string-value="C500L5">
            <text:p>C500L5</text:p>
          </table:table-cell>
          <table:table-cell table:style-name="ce7" table:formula="of:=[T1_2014DEZ03.B25]" office:value-type="string" office:string-value="S1">
            <text:p>S1</text:p>
          </table:table-cell>
          <table:table-cell table:style-name="ce4" table:formula="of:=[T1_2014DEZ03.C25]" office:value-type="string" office:string-value="Trav#Trav2a">
            <text:p>Trav#Trav2a</text:p>
          </table:table-cell>
          <table:table-cell table:style-name="ce4" table:formula="of:=[T1_2014DEZ03.D25]" office:value-type="string" office:string-value="Cold">
            <text:p>Cold</text:p>
          </table:table-cell>
          <table:table-cell table:style-name="ce15" table:formula="of:=MIN([T1_2014DEZ03.E25];[T2_2014DEZ05.E25];[T3_2014DEZ05.E25])" office:value-type="float" office:value="6839">
            <text:p>6839</text:p>
          </table:table-cell>
          <table:table-cell table:style-name="ce15" table:formula="of:=AVERAGE([T1_2014DEZ03.E25];[T2_2014DEZ05.E25];[T3_2014DEZ05.E25])" office:value-type="float" office:value="6866">
            <text:p>6866</text:p>
          </table:table-cell>
          <table:table-cell table:style-name="ce19" table:formula="of:=MAX([T1_2014DEZ03.E25];[T2_2014DEZ05.E25];[T3_2014DEZ05.E25])" office:value-type="float" office:value="6915">
            <text:p>6915</text:p>
          </table:table-cell>
          <table:table-cell table:style-name="ce24" table:formula="of:=([.G25]-[.E25])/[.F25]" office:value-type="percentage" office:value="0.0110690358287212">
            <text:p>1%</text:p>
          </table:table-cell>
          <table:table-cell table:style-name="ce29"/>
          <table:table-cell table:number-columns-repeated="4"/>
        </table:table-row>
        <table:table-row table:style-name="ro1">
          <table:table-cell table:style-name="ce4" table:formula="of:=[T1_2014DEZ03.A26]" office:value-type="string" office:string-value="C500L5">
            <text:p>C500L5</text:p>
          </table:table-cell>
          <table:table-cell table:style-name="ce7" table:formula="of:=[T1_2014DEZ03.B26]" office:value-type="string" office:string-value="S1">
            <text:p>S1</text:p>
          </table:table-cell>
          <table:table-cell table:style-name="ce4" table:formula="of:=[T1_2014DEZ03.C26]" office:value-type="string" office:string-value="Trav#Trav2a">
            <text:p>Trav#Trav2a</text:p>
          </table:table-cell>
          <table:table-cell table:style-name="ce4" table:formula="of:=[T1_2014DEZ03.D26]" office:value-type="string" office:string-value="Hot">
            <text:p>Hot</text:p>
          </table:table-cell>
          <table:table-cell table:style-name="ce15" table:formula="of:=MIN([T1_2014DEZ03.E26];[T2_2014DEZ05.E26];[T3_2014DEZ05.E26])" office:value-type="float" office:value="468">
            <text:p>468</text:p>
          </table:table-cell>
          <table:table-cell table:style-name="ce15" table:formula="of:=AVERAGE([T1_2014DEZ03.E26];[T2_2014DEZ05.E26];[T3_2014DEZ05.E26])" office:value-type="float" office:value="526.333333333333">
            <text:p>526</text:p>
          </table:table-cell>
          <table:table-cell table:style-name="ce19" table:formula="of:=MAX([T1_2014DEZ03.E26];[T2_2014DEZ05.E26];[T3_2014DEZ05.E26])" office:value-type="float" office:value="560">
            <text:p>560</text:p>
          </table:table-cell>
          <table:table-cell table:style-name="ce24" table:formula="of:=([.G26]-[.E26])/[.F26]" office:value-type="percentage" office:value="0.174794173527549">
            <text:p>17%</text:p>
          </table:table-cell>
          <table:table-cell table:style-name="ce29"/>
          <table:table-cell table:number-columns-repeated="4"/>
        </table:table-row>
        <table:table-row table:style-name="ro1">
          <table:table-cell table:formula="of:=[T1_2014DEZ03.A27]" office:value-type="string" office:string-value="C500L5">
            <text:p>C500L5</text:p>
          </table:table-cell>
          <table:table-cell table:style-name="ce6" table:formula="of:=[T1_2014DEZ03.B27]" office:value-type="string" office:string-value="S1">
            <text:p>S1</text:p>
          </table:table-cell>
          <table:table-cell table:formula="of:=[T1_2014DEZ03.C27]" office:value-type="string" office:string-value="Trav#Trav1">
            <text:p>Trav#Trav1</text:p>
          </table:table-cell>
          <table:table-cell table:formula="of:=[T1_2014DEZ03.D27]" office:value-type="string" office:string-value="Cold">
            <text:p>Cold</text:p>
          </table:table-cell>
          <table:table-cell table:style-name="ce14" table:formula="of:=MIN([T1_2014DEZ03.E27];[T2_2014DEZ05.E27];[T3_2014DEZ05.E27])" office:value-type="float" office:value="6411">
            <text:p>6411</text:p>
          </table:table-cell>
          <table:table-cell table:style-name="ce14" table:formula="of:=AVERAGE([T1_2014DEZ03.E27];[T2_2014DEZ05.E27];[T3_2014DEZ05.E27])" office:value-type="float" office:value="6555">
            <text:p>6555</text:p>
          </table:table-cell>
          <table:table-cell table:style-name="ce18" table:formula="of:=MAX([T1_2014DEZ03.E27];[T2_2014DEZ05.E27];[T3_2014DEZ05.E27])" office:value-type="float" office:value="6655">
            <text:p>6655</text:p>
          </table:table-cell>
          <table:table-cell table:style-name="ce23" table:formula="of:=([.G27]-[.E27])/[.F27]" office:value-type="percentage" office:value="0.0372234935163997">
            <text:p>4%</text:p>
          </table:table-cell>
          <table:table-cell table:style-name="ce28"/>
          <table:table-cell table:number-columns-repeated="4"/>
        </table:table-row>
        <table:table-row table:style-name="ro1">
          <table:table-cell table:formula="of:=[T1_2014DEZ03.A28]" office:value-type="string" office:string-value="C500L5">
            <text:p>C500L5</text:p>
          </table:table-cell>
          <table:table-cell table:style-name="ce6" table:formula="of:=[T1_2014DEZ03.B28]" office:value-type="string" office:string-value="S1">
            <text:p>S1</text:p>
          </table:table-cell>
          <table:table-cell table:formula="of:=[T1_2014DEZ03.C28]" office:value-type="string" office:string-value="Trav#Trav1">
            <text:p>Trav#Trav1</text:p>
          </table:table-cell>
          <table:table-cell table:formula="of:=[T1_2014DEZ03.D28]" office:value-type="string" office:string-value="Hot">
            <text:p>Hot</text:p>
          </table:table-cell>
          <table:table-cell table:style-name="ce14" table:formula="of:=MIN([T1_2014DEZ03.E28];[T2_2014DEZ05.E28];[T3_2014DEZ05.E28])" office:value-type="float" office:value="257">
            <text:p>257</text:p>
          </table:table-cell>
          <table:table-cell table:style-name="ce14" table:formula="of:=AVERAGE([T1_2014DEZ03.E28];[T2_2014DEZ05.E28];[T3_2014DEZ05.E28])" office:value-type="float" office:value="276">
            <text:p>276</text:p>
          </table:table-cell>
          <table:table-cell table:style-name="ce18" table:formula="of:=MAX([T1_2014DEZ03.E28];[T2_2014DEZ05.E28];[T3_2014DEZ05.E28])" office:value-type="float" office:value="312">
            <text:p>312</text:p>
          </table:table-cell>
          <table:table-cell table:style-name="ce23" table:formula="of:=([.G28]-[.E28])/[.F28]" office:value-type="percentage" office:value="0.199275362318841">
            <text:p>20%</text:p>
          </table:table-cell>
          <table:table-cell table:style-name="ce28"/>
          <table:table-cell table:number-columns-repeated="4"/>
        </table:table-row>
        <table:table-row table:style-name="ro1">
          <table:table-cell table:formula="of:=[T1_2014DEZ03.A29]" office:value-type="string" office:string-value="C500L5">
            <text:p>C500L5</text:p>
          </table:table-cell>
          <table:table-cell table:style-name="ce6" table:formula="of:=[T1_2014DEZ03.B29]" office:value-type="string" office:string-value="S1">
            <text:p>S1</text:p>
          </table:table-cell>
          <table:table-cell table:formula="of:=[T1_2014DEZ03.C29]" office:value-type="string" office:string-value="Trav#Trav2a">
            <text:p>Trav#Trav2a</text:p>
          </table:table-cell>
          <table:table-cell table:formula="of:=[T1_2014DEZ03.D29]" office:value-type="string" office:string-value="Cold">
            <text:p>Cold</text:p>
          </table:table-cell>
          <table:table-cell table:style-name="ce14" table:formula="of:=MIN([T1_2014DEZ03.E29];[T2_2014DEZ05.E29];[T3_2014DEZ05.E29])" office:value-type="float" office:value="6819">
            <text:p>6819</text:p>
          </table:table-cell>
          <table:table-cell table:style-name="ce14" table:formula="of:=AVERAGE([T1_2014DEZ03.E29];[T2_2014DEZ05.E29];[T3_2014DEZ05.E29])" office:value-type="float" office:value="6853.33333333333">
            <text:p>6853</text:p>
          </table:table-cell>
          <table:table-cell table:style-name="ce18" table:formula="of:=MAX([T1_2014DEZ03.E29];[T2_2014DEZ05.E29];[T3_2014DEZ05.E29])" office:value-type="float" office:value="6874">
            <text:p>6874</text:p>
          </table:table-cell>
          <table:table-cell table:style-name="ce23" table:formula="of:=([.G29]-[.E29])/[.F29]" office:value-type="percentage" office:value="0.00802529182879378">
            <text:p>1%</text:p>
          </table:table-cell>
          <table:table-cell table:style-name="ce28"/>
          <table:table-cell table:number-columns-repeated="4"/>
        </table:table-row>
        <table:table-row table:style-name="ro1">
          <table:table-cell table:formula="of:=[T1_2014DEZ03.A30]" office:value-type="string" office:string-value="C500L5">
            <text:p>C500L5</text:p>
          </table:table-cell>
          <table:table-cell table:style-name="ce8" table:formula="of:=[T1_2014DEZ03.B30]" office:value-type="string" office:string-value="S1">
            <text:p>S1</text:p>
          </table:table-cell>
          <table:table-cell table:style-name="ce11" table:formula="of:=[T1_2014DEZ03.C30]" office:value-type="string" office:string-value="Trav#Trav2a">
            <text:p>Trav#Trav2a</text:p>
          </table:table-cell>
          <table:table-cell table:style-name="ce11" table:formula="of:=[T1_2014DEZ03.D30]" office:value-type="string" office:string-value="Hot">
            <text:p>Hot</text:p>
          </table:table-cell>
          <table:table-cell table:style-name="ce16" table:formula="of:=MIN([T1_2014DEZ03.E30];[T2_2014DEZ05.E30];[T3_2014DEZ05.E30])" office:value-type="float" office:value="485">
            <text:p>485</text:p>
          </table:table-cell>
          <table:table-cell table:style-name="ce16" table:formula="of:=AVERAGE([T1_2014DEZ03.E30];[T2_2014DEZ05.E30];[T3_2014DEZ05.E30])" office:value-type="float" office:value="586.333333333333">
            <text:p>586</text:p>
          </table:table-cell>
          <table:table-cell table:style-name="ce20" table:formula="of:=MAX([T1_2014DEZ03.E30];[T2_2014DEZ05.E30];[T3_2014DEZ05.E30])" office:value-type="float" office:value="771">
            <text:p>771</text:p>
          </table:table-cell>
          <table:table-cell table:style-name="ce25" table:formula="of:=([.G30]-[.E30])/[.F30]" office:value-type="percentage" office:value="0.487777146105742">
            <text:p>49%</text:p>
          </table:table-cell>
          <table:table-cell table:style-name="ce30"/>
          <table:table-cell table:number-columns-repeated="4"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9-12-2014</text:date>, <text:time>18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4-12-09T18:47:31</dc:date>
    <dc:creator>Rui Pereira</dc:creator>
    <meta:editing-duration>PT2H13M44S</meta:editing-duration>
    <meta:editing-cycles>4</meta:editing-cycles>
    <meta:document-statistic meta:table-count="5" meta:cell-count="2064" meta:object-count="0"/>
  </office:meta>
</office:document-meta>
</file>